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meta.xml"/>
  <manifest:file-entry manifest:media-type="text/xml" manifest:full-path="settings.xml"/>
  <manifest:file-entry manifest:media-type="application/rdf+xml" manifest:full-path="manifest.rdf"/>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spreadsheet"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tyles.xml"/>
  <manifest:file-entry manifest:media-type="application/vnd.oasis.opendocument.spreadsheet"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spreadsheet" manifest:version="1.2" manifest:full-path="Object 5/"/>
  <manifest:file-entry manifest:media-type="text/xml" manifest:full-path="Object 6/settings.xml"/>
  <manifest:file-entry manifest:media-type="text/xml" manifest:full-path="Object 6/content.xml"/>
  <manifest:file-entry manifest:media-type="text/xml" manifest:full-path="Object 6/styles.xml"/>
  <manifest:file-entry manifest:media-type="application/vnd.oasis.opendocument.spreadsheet" manifest:version="1.2" manifest:full-path="Object 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5pt solid #000000"/>
    </style:style>
    <style:style style:name="Tableau2" style:family="table">
      <style:table-properties style:width="17.013cm" fo:margin-left="0cm" table:align="left"/>
    </style:style>
    <style:style style:name="Tableau2.A" style:family="table-column">
      <style:table-column-properties style:column-width="3.466cm"/>
    </style:style>
    <style:style style:name="Tableau2.B" style:family="table-column">
      <style:table-column-properties style:column-width="13.547cm"/>
    </style:style>
    <style:style style:name="Tableau2.A1" style:family="table-cell">
      <style:table-cell-properties fo:padding="0.097cm" fo:border-left="0.05pt solid #000000" fo:border-right="none" fo:border-top="0.05pt solid #000000" fo:border-bottom="none"/>
    </style:style>
    <style:style style:name="Tableau2.B1" style:family="table-cell">
      <style:table-cell-properties fo:padding="0.097cm" fo:border-left="none" fo:border-right="0.05pt solid #000000" fo:border-top="0.05pt solid #000000" fo:border-bottom="none"/>
    </style:style>
    <style:style style:name="Tableau2.A2" style:family="table-cell">
      <style:table-cell-properties fo:padding="0.097cm" fo:border-left="0.05pt solid #000000" fo:border-right="none" fo:border-top="none" fo:border-bottom="none"/>
    </style:style>
    <style:style style:name="Tableau2.B2" style:family="table-cell">
      <style:table-cell-properties fo:padding="0.097cm" fo:border-left="none" fo:border-right="0.05pt solid #000000" fo:border-top="none" fo:border-bottom="none"/>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none" fo:border-right="0.05pt solid #000000" fo:border-top="none" fo:border-bottom="0.05pt solid #000000"/>
    </style:style>
    <style:style style:name="Tableau3" style:family="table">
      <style:table-properties style:width="17.013cm" fo:margin-left="0cm" fo:margin-right="-0.012cm" table:align="margins"/>
    </style:style>
    <style:style style:name="Tableau3.A" style:family="table-column">
      <style:table-column-properties style:column-width="1.773cm" style:rel-column-width="6828*"/>
    </style:style>
    <style:style style:name="Tableau3.B" style:family="table-column">
      <style:table-column-properties style:column-width="2.011cm" style:rel-column-width="7745*"/>
    </style:style>
    <style:style style:name="Tableau3.C" style:family="table-column">
      <style:table-column-properties style:column-width="13.229cm" style:rel-column-width="50962*"/>
    </style:style>
    <style:style style:name="Tableau3.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94bd5e" fo:padding="0.097cm" fo:border-left="none" fo:border-right="none" fo:border-top="0.05pt solid #000000" fo:border-bottom="0.05pt solid #000000">
        <style:background-image/>
      </style:table-cell-properties>
    </style:style>
    <style:style style:name="Tableau3.C1" style:family="table-cell">
      <style:table-cell-properties fo:background-color="#94bd5e" fo:padding="0.097cm" fo:border-left="none" fo:border-right="0.05pt solid #000000" fo:border-top="0.05pt solid #000000" fo:border-bottom="0.05pt solid #000000">
        <style:background-image/>
      </style:table-cell-properties>
    </style:style>
    <style:style style:name="Tableau3.A2" style:family="table-cell" style:data-style-name="N0">
      <style:table-cell-properties fo:padding="0.097cm" fo:border-left="0.05pt solid #000000" fo:border-right="none" fo:border-top="none" fo:border-bottom="0.05pt solid #000000"/>
    </style:style>
    <style:style style:name="Tableau3.B2" style:family="table-cell">
      <style:table-cell-properties fo:padding="0.097cm" fo:border-left="none" fo:border-right="none" fo:border-top="none" fo:border-bottom="0.05pt solid #000000"/>
    </style:style>
    <style:style style:name="Tableau3.C2" style:family="table-cell">
      <style:table-cell-properties fo:padding="0.097cm" fo:border-left="none"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none" fo:border-right="none" fo:border-top="none" fo:border-bottom="0.05pt solid #000000"/>
    </style:style>
    <style:style style:name="Tableau3.C3" style:family="table-cell">
      <style:table-cell-properties fo:padding="0.097cm" fo:border-left="none"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none" fo:border-right="none" fo:border-top="none" fo:border-bottom="0.05pt solid #000000"/>
    </style:style>
    <style:style style:name="Tableau3.C4" style:family="table-cell">
      <style:table-cell-properties fo:padding="0.097cm" fo:border-left="none"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none" fo:border-right="none" fo:border-top="none" fo:border-bottom="0.05pt solid #000000"/>
    </style:style>
    <style:style style:name="Tableau3.C5" style:family="table-cell">
      <style:table-cell-properties fo:padding="0.097cm" fo:border-left="none"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none" fo:border-right="none" fo:border-top="none" fo:border-bottom="0.05pt solid #000000"/>
    </style:style>
    <style:style style:name="Tableau3.C6" style:family="table-cell">
      <style:table-cell-properties fo:padding="0.097cm" fo:border-left="none"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none" fo:border-right="none" fo:border-top="none" fo:border-bottom="0.05pt solid #000000"/>
    </style:style>
    <style:style style:name="Tableau3.C7" style:family="table-cell">
      <style:table-cell-properties fo:padding="0.097cm" fo:border-left="none" fo:border-right="0.05pt solid #000000" fo:border-top="none" fo:border-bottom="0.05pt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A1" style:family="table-cell">
      <style:table-cell-properties fo:padding="0.049cm" fo:border="0.05pt solid #000000"/>
    </style:style>
    <style:style style:name="Tableau27.A13" style:family="table-cell">
      <style:table-cell-properties fo:padding="0.049cm" fo:border-left="0.05pt solid #000000" fo:border-right="0.05pt solid #000000" fo:border-top="none" fo:border-bottom="0.05pt solid #000000"/>
    </style:style>
    <style:style style:name="Tableau4" style:family="table">
      <style:table-properties style:width="14.64cm" table:align="margins"/>
    </style:style>
    <style:style style:name="Tableau4.A" style:family="table-column">
      <style:table-column-properties style:column-width="7.32cm" style:rel-column-width="32767*"/>
    </style:style>
    <style:style style:name="Tableau4.B" style:family="table-column">
      <style:table-column-properties style:column-width="7.32cm" style:rel-column-width="32768*"/>
    </style:style>
    <style:style style:name="Tableau4.1" style:family="table-row">
      <style:table-row-properties style:min-row-height="5.715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5pt solid #000000"/>
    </style:style>
    <style:style style:name="Tableau8.A5" style:family="table-cell">
      <style:table-cell-properties fo:padding="0.049cm" fo:border-left="0.05pt solid #000000" fo:border-right="0.05pt solid #000000" fo:border-top="none" fo:border-bottom="0.05pt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5pt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5pt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5pt solid #000000"/>
    </style:style>
    <style:style style:name="Tableau29" style:family="table">
      <style:table-properties style:width="17.013cm" fo:margin-left="0cm" fo:margin-right="-0.012cm" table:align="margins"/>
    </style:style>
    <style:style style:name="Tableau29.A" style:family="table-column">
      <style:table-column-properties style:column-width="2.408cm" style:rel-column-width="9274*"/>
    </style:style>
    <style:style style:name="Tableau29.B" style:family="table-column">
      <style:table-column-properties style:column-width="11.007cm" style:rel-column-width="42399*"/>
    </style:style>
    <style:style style:name="Tableau29.C" style:family="table-column">
      <style:table-column-properties style:column-width="3.598cm" style:rel-column-width="13862*"/>
    </style:style>
    <style:style style:name="Tableau29.1" style:family="table-row">
      <style:table-row-properties style:keep-together="false" fo:keep-together="always"/>
    </style:style>
    <style:style style:name="Tableau29.A1" style:family="table-cell">
      <style:table-cell-properties fo:padding="0.049cm" fo:border="0.05pt solid #000000"/>
    </style:style>
    <style:style style:name="Tableau29.A2" style:family="table-cell">
      <style:table-cell-properties fo:padding="0.049cm" fo:border-left="0.05pt solid #000000" fo:border-right="0.05pt solid #000000" fo:border-top="none" fo:border-bottom="0.05pt solid #000000"/>
    </style:style>
    <style:style style:name="Tableau26" style:family="table">
      <style:table-properties style:width="17.013cm" fo:margin-left="0cm" fo:margin-right="-0.012cm" table:align="margins"/>
    </style:style>
    <style:style style:name="Tableau26.A" style:family="table-column">
      <style:table-column-properties style:column-width="2.937cm" style:rel-column-width="11313*"/>
    </style:style>
    <style:style style:name="Tableau26.B" style:family="table-column">
      <style:table-column-properties style:column-width="9.999cm" style:rel-column-width="38519*"/>
    </style:style>
    <style:style style:name="Tableau26.C" style:family="table-column">
      <style:table-column-properties style:column-width="4.076cm" style:rel-column-width="15703*"/>
    </style:style>
    <style:style style:name="Tableau26.A1" style:family="table-cell">
      <style:table-cell-properties fo:padding="0.049cm" fo:border-left="0.05pt solid #000000" fo:border-right="0.05pt solid #000000" fo:border-top="0.05pt solid #000000" fo:border-bottom="none"/>
    </style:style>
    <style:style style:name="Tableau26.A2" style:family="table-cell">
      <style:table-cell-properties fo:padding="0.097cm" fo:border-left="0.05pt solid #000000" fo:border-right="none" fo:border-top="0.05pt solid #000000" fo:border-bottom="0.05pt solid #000000"/>
    </style:style>
    <style:style style:name="Tableau26.C2" style:family="table-cell">
      <style:table-cell-properties fo:padding="0.097cm" fo:border="0.05pt solid #000000"/>
    </style:style>
    <style:style style:name="Tableau26.A3" style:family="table-cell">
      <style:table-cell-properties fo:padding="0.097cm" fo:border-left="0.05pt solid #000000" fo:border-right="none" fo:border-top="none" fo:border-bottom="0.05pt solid #000000"/>
    </style:style>
    <style:style style:name="Tableau26.C3" style:family="table-cell">
      <style:table-cell-properties fo:padding="0.097cm" fo:border-left="0.05pt solid #000000" fo:border-right="0.05pt solid #000000" fo:border-top="none" fo:border-bottom="0.05pt solid #000000"/>
    </style:style>
    <style:style style:name="Tableau37" style:family="table">
      <style:table-properties style:width="17.013cm" fo:margin-left="0cm" fo:margin-right="-0.012cm" table:align="margins"/>
    </style:style>
    <style:style style:name="Tableau37.A" style:family="table-column">
      <style:table-column-properties style:column-width="2.937cm" style:rel-column-width="11313*"/>
    </style:style>
    <style:style style:name="Tableau37.B" style:family="table-column">
      <style:table-column-properties style:column-width="9.999cm" style:rel-column-width="38519*"/>
    </style:style>
    <style:style style:name="Tableau37.C" style:family="table-column">
      <style:table-column-properties style:column-width="4.076cm" style:rel-column-width="15703*"/>
    </style:style>
    <style:style style:name="Tableau37.A1" style:family="table-cell">
      <style:table-cell-properties fo:padding="0.049cm" fo:border-left="0.05pt solid #000000" fo:border-right="0.05pt solid #000000" fo:border-top="0.05pt solid #000000" fo:border-bottom="none"/>
    </style:style>
    <style:style style:name="Tableau37.A2" style:family="table-cell">
      <style:table-cell-properties fo:padding="0.097cm" fo:border-left="0.05pt solid #000000" fo:border-right="none" fo:border-top="0.05pt solid #000000" fo:border-bottom="0.05pt solid #000000"/>
    </style:style>
    <style:style style:name="Tableau37.C2" style:family="table-cell">
      <style:table-cell-properties fo:padding="0.097cm" fo:border="0.05pt solid #000000"/>
    </style:style>
    <style:style style:name="Tableau38" style:family="table">
      <style:table-properties style:width="17.013cm" fo:margin-left="0cm" fo:margin-right="-0.012cm" table:align="margins"/>
    </style:style>
    <style:style style:name="Tableau38.A" style:family="table-column">
      <style:table-column-properties style:column-width="2.937cm" style:rel-column-width="11313*"/>
    </style:style>
    <style:style style:name="Tableau38.B" style:family="table-column">
      <style:table-column-properties style:column-width="9.999cm" style:rel-column-width="38519*"/>
    </style:style>
    <style:style style:name="Tableau38.C" style:family="table-column">
      <style:table-column-properties style:column-width="4.076cm" style:rel-column-width="15703*"/>
    </style:style>
    <style:style style:name="Tableau38.A1" style:family="table-cell">
      <style:table-cell-properties fo:padding="0.049cm" fo:border-left="0.05pt solid #000000" fo:border-right="0.05pt solid #000000" fo:border-top="0.05pt solid #000000" fo:border-bottom="none"/>
    </style:style>
    <style:style style:name="Tableau38.A2" style:family="table-cell">
      <style:table-cell-properties fo:padding="0.097cm" fo:border-left="0.05pt solid #000000" fo:border-right="none" fo:border-top="0.05pt solid #000000" fo:border-bottom="0.05pt solid #000000"/>
    </style:style>
    <style:style style:name="Tableau38.C2" style:family="table-cell">
      <style:table-cell-properties fo:padding="0.097cm" fo:border="0.05pt solid #000000"/>
    </style:style>
    <style:style style:name="Tableau38.A3" style:family="table-cell">
      <style:table-cell-properties fo:padding="0.097cm" fo:border-left="0.05pt solid #000000" fo:border-right="none" fo:border-top="none" fo:border-bottom="0.05pt solid #000000"/>
    </style:style>
    <style:style style:name="Tableau38.C3" style:family="table-cell">
      <style:table-cell-properties fo:padding="0.097cm" fo:border-left="0.05pt solid #000000" fo:border-right="0.05pt solid #000000" fo:border-top="none" fo:border-bottom="0.05pt solid #000000"/>
    </style:style>
    <style:style style:name="Tableau28" style:family="table">
      <style:table-properties style:width="17.013cm" fo:margin-left="0cm" fo:margin-right="-0.012cm" table:align="margins"/>
    </style:style>
    <style:style style:name="Tableau28.A" style:family="table-column">
      <style:table-column-properties style:column-width="2.937cm" style:rel-column-width="11313*"/>
    </style:style>
    <style:style style:name="Tableau28.B" style:family="table-column">
      <style:table-column-properties style:column-width="9.999cm" style:rel-column-width="38519*"/>
    </style:style>
    <style:style style:name="Tableau28.C" style:family="table-column">
      <style:table-column-properties style:column-width="4.076cm" style:rel-column-width="15703*"/>
    </style:style>
    <style:style style:name="Tableau28.A1" style:family="table-cell">
      <style:table-cell-properties fo:padding="0.049cm" fo:border-left="0.05pt solid #000000" fo:border-right="0.05pt solid #000000" fo:border-top="0.05pt solid #000000" fo:border-bottom="none"/>
    </style:style>
    <style:style style:name="Tableau28.A2" style:family="table-cell">
      <style:table-cell-properties fo:padding="0.097cm" fo:border-left="0.05pt solid #000000" fo:border-right="none" fo:border-top="0.05pt solid #000000" fo:border-bottom="0.05pt solid #000000"/>
    </style:style>
    <style:style style:name="Tableau28.C2" style:family="table-cell">
      <style:table-cell-properties fo:padding="0.097cm" fo:border="0.05pt solid #000000"/>
    </style:style>
    <style:style style:name="Tableau28.A3" style:family="table-cell">
      <style:table-cell-properties fo:padding="0.097cm" fo:border-left="0.05pt solid #000000" fo:border-right="none" fo:border-top="none" fo:border-bottom="0.05pt solid #000000"/>
    </style:style>
    <style:style style:name="Tableau28.C3" style:family="table-cell">
      <style:table-cell-properties fo:padding="0.097cm" fo:border-left="0.05pt solid #000000" fo:border-right="0.05pt solid #000000" fo:border-top="none" fo:border-bottom="0.05pt solid #000000"/>
    </style:style>
    <style:style style:name="Tableau30" style:family="table">
      <style:table-properties style:width="17.013cm" fo:margin-left="0cm" fo:margin-right="-0.012cm" table:align="margins"/>
    </style:style>
    <style:style style:name="Tableau30.A" style:family="table-column">
      <style:table-column-properties style:column-width="2.937cm" style:rel-column-width="11313*"/>
    </style:style>
    <style:style style:name="Tableau30.B" style:family="table-column">
      <style:table-column-properties style:column-width="9.999cm" style:rel-column-width="38519*"/>
    </style:style>
    <style:style style:name="Tableau30.C" style:family="table-column">
      <style:table-column-properties style:column-width="4.076cm" style:rel-column-width="15703*"/>
    </style:style>
    <style:style style:name="Tableau30.A1" style:family="table-cell">
      <style:table-cell-properties fo:padding="0.049cm" fo:border-left="0.05pt solid #000000" fo:border-right="0.05pt solid #000000" fo:border-top="0.05pt solid #000000" fo:border-bottom="none"/>
    </style:style>
    <style:style style:name="Tableau30.A2" style:family="table-cell">
      <style:table-cell-properties fo:padding="0.097cm" fo:border-left="0.05pt solid #000000" fo:border-right="none" fo:border-top="0.05pt solid #000000" fo:border-bottom="0.05pt solid #000000"/>
    </style:style>
    <style:style style:name="Tableau30.C2" style:family="table-cell">
      <style:table-cell-properties fo:padding="0.097cm" fo:border="0.05pt solid #000000"/>
    </style:style>
    <style:style style:name="Tableau30.A3" style:family="table-cell">
      <style:table-cell-properties fo:padding="0.097cm" fo:border-left="0.05pt solid #000000" fo:border-right="none" fo:border-top="none" fo:border-bottom="0.05pt solid #000000"/>
    </style:style>
    <style:style style:name="Tableau30.C3" style:family="table-cell">
      <style:table-cell-properties fo:padding="0.097cm" fo:border-left="0.05pt solid #000000" fo:border-right="0.05pt solid #000000" fo:border-top="none" fo:border-bottom="0.05pt solid #000000"/>
    </style:style>
    <style:style style:name="Tableau39" style:family="table">
      <style:table-properties style:width="17.013cm" fo:margin-left="0cm" fo:margin-right="-0.012cm" table:align="margins"/>
    </style:style>
    <style:style style:name="Tableau39.A" style:family="table-column">
      <style:table-column-properties style:column-width="2.937cm" style:rel-column-width="11313*"/>
    </style:style>
    <style:style style:name="Tableau39.B" style:family="table-column">
      <style:table-column-properties style:column-width="9.999cm" style:rel-column-width="38519*"/>
    </style:style>
    <style:style style:name="Tableau39.C" style:family="table-column">
      <style:table-column-properties style:column-width="4.076cm" style:rel-column-width="15703*"/>
    </style:style>
    <style:style style:name="Tableau39.A1" style:family="table-cell">
      <style:table-cell-properties fo:padding="0.049cm" fo:border-left="0.05pt solid #000000" fo:border-right="0.05pt solid #000000" fo:border-top="0.05pt solid #000000" fo:border-bottom="none"/>
    </style:style>
    <style:style style:name="Tableau39.A2" style:family="table-cell">
      <style:table-cell-properties fo:padding="0.097cm" fo:border-left="0.05pt solid #000000" fo:border-right="none" fo:border-top="0.05pt solid #000000" fo:border-bottom="0.05pt solid #000000"/>
    </style:style>
    <style:style style:name="Tableau39.C2" style:family="table-cell">
      <style:table-cell-properties fo:padding="0.097cm" fo:border="0.05pt solid #000000"/>
    </style:style>
    <style:style style:name="Tableau39.A3" style:family="table-cell">
      <style:table-cell-properties fo:padding="0.097cm" fo:border-left="0.05pt solid #000000" fo:border-right="none" fo:border-top="none" fo:border-bottom="0.05pt solid #000000"/>
    </style:style>
    <style:style style:name="Tableau39.C3" style:family="table-cell">
      <style:table-cell-properties fo:padding="0.097cm" fo:border-left="0.05pt solid #000000" fo:border-right="0.05pt solid #000000" fo:border-top="none" fo:border-bottom="0.05pt solid #000000"/>
    </style:style>
    <style:style style:name="Tableau40" style:family="table">
      <style:table-properties style:width="17.013cm" fo:margin-left="0cm" fo:margin-right="-0.012cm" table:align="margins"/>
    </style:style>
    <style:style style:name="Tableau40.A" style:family="table-column">
      <style:table-column-properties style:column-width="2.937cm" style:rel-column-width="11313*"/>
    </style:style>
    <style:style style:name="Tableau40.B" style:family="table-column">
      <style:table-column-properties style:column-width="9.999cm" style:rel-column-width="38519*"/>
    </style:style>
    <style:style style:name="Tableau40.C" style:family="table-column">
      <style:table-column-properties style:column-width="4.076cm" style:rel-column-width="15703*"/>
    </style:style>
    <style:style style:name="Tableau40.A1" style:family="table-cell">
      <style:table-cell-properties fo:padding="0.049cm" fo:border-left="0.05pt solid #000000" fo:border-right="0.05pt solid #000000" fo:border-top="0.05pt solid #000000" fo:border-bottom="none"/>
    </style:style>
    <style:style style:name="Tableau40.A2" style:family="table-cell">
      <style:table-cell-properties fo:padding="0.097cm" fo:border-left="0.05pt solid #000000" fo:border-right="none" fo:border-top="0.05pt solid #000000" fo:border-bottom="0.05pt solid #000000"/>
    </style:style>
    <style:style style:name="Tableau40.C2" style:family="table-cell">
      <style:table-cell-properties fo:padding="0.097cm" fo:border="0.05pt solid #000000"/>
    </style:style>
    <style:style style:name="Tableau40.A3" style:family="table-cell">
      <style:table-cell-properties fo:padding="0.097cm" fo:border-left="0.05pt solid #000000" fo:border-right="none" fo:border-top="none" fo:border-bottom="0.05pt solid #000000"/>
    </style:style>
    <style:style style:name="Tableau40.C3" style:family="table-cell">
      <style:table-cell-properties fo:padding="0.097cm" fo:border-left="0.05pt solid #000000" fo:border-right="0.05pt solid #000000" fo:border-top="none" fo:border-bottom="0.05pt solid #000000"/>
    </style:style>
    <style:style style:name="Tableau41" style:family="table">
      <style:table-properties style:width="17.013cm" fo:margin-left="0cm" fo:margin-right="-0.012cm" table:align="margins"/>
    </style:style>
    <style:style style:name="Tableau41.A" style:family="table-column">
      <style:table-column-properties style:column-width="2.937cm" style:rel-column-width="11313*"/>
    </style:style>
    <style:style style:name="Tableau41.B" style:family="table-column">
      <style:table-column-properties style:column-width="9.999cm" style:rel-column-width="38519*"/>
    </style:style>
    <style:style style:name="Tableau41.C" style:family="table-column">
      <style:table-column-properties style:column-width="4.076cm" style:rel-column-width="15703*"/>
    </style:style>
    <style:style style:name="Tableau41.A1" style:family="table-cell">
      <style:table-cell-properties fo:padding="0.049cm" fo:border-left="0.05pt solid #000000" fo:border-right="0.05pt solid #000000" fo:border-top="0.05pt solid #000000" fo:border-bottom="none"/>
    </style:style>
    <style:style style:name="Tableau41.A2" style:family="table-cell">
      <style:table-cell-properties fo:padding="0.097cm" fo:border-left="0.05pt solid #000000" fo:border-right="none" fo:border-top="0.05pt solid #000000" fo:border-bottom="0.05pt solid #000000"/>
    </style:style>
    <style:style style:name="Tableau41.C2" style:family="table-cell">
      <style:table-cell-properties fo:padding="0.097cm" fo:border="0.05pt solid #000000"/>
    </style:style>
    <style:style style:name="Tableau41.A3" style:family="table-cell">
      <style:table-cell-properties fo:padding="0.097cm" fo:border-left="0.05pt solid #000000" fo:border-right="none" fo:border-top="none" fo:border-bottom="0.05pt solid #000000"/>
    </style:style>
    <style:style style:name="Tableau41.C3" style:family="table-cell">
      <style:table-cell-properties fo:padding="0.097cm" fo:border-left="0.05pt solid #000000" fo:border-right="0.05pt solid #000000" fo:border-top="none" fo:border-bottom="0.05pt solid #000000"/>
    </style:style>
    <style:style style:name="Tableau42" style:family="table">
      <style:table-properties style:width="17.013cm" fo:margin-left="0cm" fo:margin-right="-0.012cm" table:align="margins"/>
    </style:style>
    <style:style style:name="Tableau42.A" style:family="table-column">
      <style:table-column-properties style:column-width="2.937cm" style:rel-column-width="11313*"/>
    </style:style>
    <style:style style:name="Tableau42.B" style:family="table-column">
      <style:table-column-properties style:column-width="9.999cm" style:rel-column-width="38519*"/>
    </style:style>
    <style:style style:name="Tableau42.C" style:family="table-column">
      <style:table-column-properties style:column-width="4.076cm" style:rel-column-width="15703*"/>
    </style:style>
    <style:style style:name="Tableau42.A1" style:family="table-cell">
      <style:table-cell-properties fo:padding="0.049cm" fo:border-left="0.05pt solid #000000" fo:border-right="0.05pt solid #000000" fo:border-top="0.05pt solid #000000" fo:border-bottom="none"/>
    </style:style>
    <style:style style:name="Tableau42.A2" style:family="table-cell">
      <style:table-cell-properties fo:padding="0.097cm" fo:border-left="0.05pt solid #000000" fo:border-right="none" fo:border-top="0.05pt solid #000000" fo:border-bottom="0.05pt solid #000000"/>
    </style:style>
    <style:style style:name="Tableau42.C2" style:family="table-cell">
      <style:table-cell-properties fo:padding="0.097cm" fo:border="0.05pt solid #000000"/>
    </style:style>
    <style:style style:name="Tableau42.A3" style:family="table-cell">
      <style:table-cell-properties fo:padding="0.097cm" fo:border-left="0.05pt solid #000000" fo:border-right="none" fo:border-top="none" fo:border-bottom="0.05pt solid #000000"/>
    </style:style>
    <style:style style:name="Tableau42.C3" style:family="table-cell">
      <style:table-cell-properties fo:padding="0.097cm" fo:border-left="0.05pt solid #000000" fo:border-right="0.05pt solid #000000" fo:border-top="none" fo:border-bottom="0.05pt solid #000000"/>
    </style:style>
    <style:style style:name="Tableau43" style:family="table">
      <style:table-properties style:width="17.013cm" fo:margin-left="0cm" fo:margin-right="-0.012cm" table:align="margins"/>
    </style:style>
    <style:style style:name="Tableau43.A" style:family="table-column">
      <style:table-column-properties style:column-width="2.937cm" style:rel-column-width="11313*"/>
    </style:style>
    <style:style style:name="Tableau43.B" style:family="table-column">
      <style:table-column-properties style:column-width="9.999cm" style:rel-column-width="38519*"/>
    </style:style>
    <style:style style:name="Tableau43.C" style:family="table-column">
      <style:table-column-properties style:column-width="4.076cm" style:rel-column-width="15703*"/>
    </style:style>
    <style:style style:name="Tableau43.A1" style:family="table-cell">
      <style:table-cell-properties fo:padding="0.049cm" fo:border-left="0.05pt solid #000000" fo:border-right="0.05pt solid #000000" fo:border-top="0.05pt solid #000000" fo:border-bottom="none"/>
    </style:style>
    <style:style style:name="Tableau43.A2" style:family="table-cell">
      <style:table-cell-properties fo:padding="0.097cm" fo:border-left="0.05pt solid #000000" fo:border-right="none" fo:border-top="0.05pt solid #000000" fo:border-bottom="0.05pt solid #000000"/>
    </style:style>
    <style:style style:name="Tableau43.C2" style:family="table-cell">
      <style:table-cell-properties fo:padding="0.097cm" fo:border="0.05pt solid #000000"/>
    </style:style>
    <style:style style:name="Tableau43.A3" style:family="table-cell">
      <style:table-cell-properties fo:padding="0.097cm" fo:border-left="0.05pt solid #000000" fo:border-right="none" fo:border-top="none" fo:border-bottom="0.05pt solid #000000"/>
    </style:style>
    <style:style style:name="Tableau43.C3"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5pt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5pt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0905*"/>
    </style:style>
    <style:style style:name="Tableau13.B" style:family="table-column">
      <style:table-column-properties style:column-width="2.91cm" style:rel-column-width="11211*"/>
    </style:style>
    <style:style style:name="Tableau13.C" style:family="table-column">
      <style:table-column-properties style:column-width="2.249cm" style:rel-column-width="8663*"/>
    </style:style>
    <style:style style:name="Tableau13.D" style:family="table-column">
      <style:table-column-properties style:column-width="5.607cm" style:rel-column-width="21600*"/>
    </style:style>
    <style:style style:name="Tableau13.E" style:family="table-column">
      <style:table-column-properties style:column-width="3.415cm" style:rel-column-width="13156*"/>
    </style:style>
    <style:style style:name="Tableau13.A1" style:family="table-cell">
      <style:table-cell-properties fo:padding="0.049cm" fo:border="0.05pt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5pt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5pt solid #000000"/>
    </style:style>
    <style:style style:name="Tableau1" style:family="table">
      <style:table-properties style:width="17.013cm" fo:margin-left="0cm" fo:margin-right="-0.012cm" table:align="margins"/>
    </style:style>
    <style:style style:name="Tableau1.A" style:family="table-column">
      <style:table-column-properties style:column-width="3.399cm" style:rel-column-width="13093*"/>
    </style:style>
    <style:style style:name="Tableau1.C" style:family="table-column">
      <style:table-column-properties style:column-width="1.298cm" style:rel-column-width="5000*"/>
    </style:style>
    <style:style style:name="Tableau1.D" style:family="table-column">
      <style:table-column-properties style:column-width="2.17cm" style:rel-column-width="8357*"/>
    </style:style>
    <style:style style:name="Tableau1.E" style:family="table-column">
      <style:table-column-properties style:column-width="6.747cm" style:rel-column-width="25992*"/>
    </style:style>
    <style:style style:name="Tableau1.A1" style:family="table-cell">
      <style:table-cell-properties fo:padding="0.049cm" fo:border="0.05pt solid #000000"/>
    </style:style>
    <style:style style:name="Tableau1.D1" style:family="table-cell">
      <style:table-cell-properties fo:padding="0.049cm" fo:border-left="0.05pt solid #000000" fo:border-right="none" fo:border-top="0.05pt solid #000000" fo:border-bottom="0.05pt solid #000000"/>
    </style:style>
    <style:style style:name="Tableau24" style:family="table">
      <style:table-properties style:width="17.013cm" fo:margin-left="0cm" fo:margin-right="-0.012cm" table:align="margins" style:may-break-between-rows="false"/>
    </style:style>
    <style:style style:name="Tableau24.A" style:family="table-column">
      <style:table-column-properties style:column-width="2.833cm" style:rel-column-width="10912*"/>
    </style:style>
    <style:style style:name="Tableau24.C" style:family="table-column">
      <style:table-column-properties style:column-width="1.319cm" style:rel-column-width="5082*"/>
    </style:style>
    <style:style style:name="Tableau24.D" style:family="table-column">
      <style:table-column-properties style:column-width="4.348cm" style:rel-column-width="16748*"/>
    </style:style>
    <style:style style:name="Tableau24.F" style:family="table-column">
      <style:table-column-properties style:column-width="2.847cm" style:rel-column-width="10969*"/>
    </style:style>
    <style:style style:name="Tableau24.A1" style:family="table-cell">
      <style:table-cell-properties fo:padding="0.049cm" fo:border="0.05pt solid #000000"/>
    </style:style>
    <style:style style:name="Tableau25" style:family="table">
      <style:table-properties style:width="17cm" table:align="margins" style:may-break-between-rows="false"/>
    </style:style>
    <style:style style:name="Tableau25.A" style:family="table-column">
      <style:table-column-properties style:column-width="3.399cm" style:rel-column-width="13106*"/>
    </style:style>
    <style:style style:name="Tableau25.C" style:family="table-column">
      <style:table-column-properties style:column-width="5.099cm" style:rel-column-width="19659*"/>
    </style:style>
    <style:style style:name="Tableau25.D" style:family="table-column">
      <style:table-column-properties style:column-width="5.101cm" style:rel-column-width="19664*"/>
    </style:style>
    <style:style style:name="Tableau25.1" style:family="table-row">
      <style:table-row-properties style:keep-together="false" fo:keep-together="always"/>
    </style:style>
    <style:style style:name="Tableau25.A1" style:family="table-cell">
      <style:table-cell-properties fo:padding="0.049cm" fo:border="0.05pt solid #000000"/>
    </style:style>
    <style:style style:name="Tableau18" style:family="table">
      <style:table-properties style:width="17.013cm" fo:margin-left="0cm" table:align="left"/>
    </style:style>
    <style:style style:name="Tableau18.A" style:family="table-column">
      <style:table-column-properties style:column-width="2.833cm"/>
    </style:style>
    <style:style style:name="Tableau18.C" style:family="table-column">
      <style:table-column-properties style:column-width="1.822cm"/>
    </style:style>
    <style:style style:name="Tableau18.D" style:family="table-column">
      <style:table-column-properties style:column-width="3.845cm"/>
    </style:style>
    <style:style style:name="Tableau18.F" style:family="table-column">
      <style:table-column-properties style:column-width="2.847cm"/>
    </style:style>
    <style:style style:name="Tableau18.A1" style:family="table-cell">
      <style:table-cell-properties fo:padding="0.049cm" fo:border="0.05pt solid #000000"/>
    </style:style>
    <style:style style:name="Tableau19" style:family="table">
      <style:table-properties style:width="17cm" table:align="margins"/>
    </style:style>
    <style:style style:name="Tableau19.A" style:family="table-column">
      <style:table-column-properties style:column-width="5.667cm" style:rel-column-width="21844*"/>
    </style:style>
    <style:style style:name="Tableau19.C" style:family="table-column">
      <style:table-column-properties style:column-width="5.667cm" style:rel-column-width="21847*"/>
    </style:style>
    <style:style style:name="Tableau19.A1" style:family="table-cell">
      <style:table-cell-properties fo:padding="0.049cm" fo:border="0.05pt solid #000000"/>
    </style:style>
    <style:style style:name="Tableau20" style:family="table">
      <style:table-properties style:width="17cm" table:align="margins"/>
    </style:style>
    <style:style style:name="Tableau20.A" style:family="table-column">
      <style:table-column-properties style:column-width="5.667cm" style:rel-column-width="21844*"/>
    </style:style>
    <style:style style:name="Tableau20.C" style:family="table-column">
      <style:table-column-properties style:column-width="5.667cm" style:rel-column-width="21847*"/>
    </style:style>
    <style:style style:name="Tableau20.A1" style:family="table-cell">
      <style:table-cell-properties fo:padding="0.049cm" fo:border="0.05pt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5pt solid #000000"/>
    </style:style>
    <style:style style:name="Tableau22" style:family="table">
      <style:table-properties style:width="17.013cm" fo:margin-left="0cm" table:align="left"/>
    </style:style>
    <style:style style:name="Tableau22.A" style:family="table-column">
      <style:table-column-properties style:column-width="9.684cm"/>
    </style:style>
    <style:style style:name="Tableau22.B" style:family="table-column">
      <style:table-column-properties style:column-width="1.649cm"/>
    </style:style>
    <style:style style:name="Tableau22.C" style:family="table-column">
      <style:table-column-properties style:column-width="5.68cm"/>
    </style:style>
    <style:style style:name="Tableau22.A1" style:family="table-cell">
      <style:table-cell-properties fo:padding="0.049cm" fo:border="0.05pt solid #000000"/>
    </style:style>
    <style:style style:name="Tableau23" style:family="table">
      <style:table-properties style:width="17.013cm" fo:margin-left="0cm" table:align="left"/>
    </style:style>
    <style:style style:name="Tableau23.A" style:family="table-column">
      <style:table-column-properties style:column-width="9.948cm"/>
    </style:style>
    <style:style style:name="Tableau23.B" style:family="table-column">
      <style:table-column-properties style:column-width="1.385cm"/>
    </style:style>
    <style:style style:name="Tableau23.C" style:family="table-column">
      <style:table-column-properties style:column-width="5.68cm"/>
    </style:style>
    <style:style style:name="Tableau23.A1" style:family="table-cell">
      <style:table-cell-properties fo:padding="0.049cm" fo:border="0.05pt solid #000000"/>
    </style:style>
    <style:style style:name="Tableau17" style:family="table">
      <style:table-properties style:width="17.013cm" fo:margin-left="0cm" fo:margin-right="-0.012cm" table:align="margins"/>
    </style:style>
    <style:style style:name="Tableau17.A" style:family="table-column">
      <style:table-column-properties style:column-width="2.124cm" style:rel-column-width="8180*"/>
    </style:style>
    <style:style style:name="Tableau17.B" style:family="table-column">
      <style:table-column-properties style:column-width="2.125cm" style:rel-column-width="8187*"/>
    </style:style>
    <style:style style:name="Tableau17.C" style:family="table-column">
      <style:table-column-properties style:column-width="0.963cm" style:rel-column-width="3709*"/>
    </style:style>
    <style:style style:name="Tableau17.D" style:family="table-column">
      <style:table-column-properties style:column-width="2.011cm" style:rel-column-width="7745*"/>
    </style:style>
    <style:style style:name="Tableau17.E" style:family="table-column">
      <style:table-column-properties style:column-width="1.323cm" style:rel-column-width="5096*"/>
    </style:style>
    <style:style style:name="Tableau17.F" style:family="table-column">
      <style:table-column-properties style:column-width="4.202cm" style:rel-column-width="16185*"/>
    </style:style>
    <style:style style:name="Tableau17.G" style:family="table-column">
      <style:table-column-properties style:column-width="1.222cm" style:rel-column-width="4708*"/>
    </style:style>
    <style:style style:name="Tableau17.H" style:family="table-column">
      <style:table-column-properties style:column-width="3.044cm" style:rel-column-width="11725*"/>
    </style:style>
    <style:style style:name="Tableau17.A1" style:family="table-cell">
      <style:table-cell-properties fo:padding="0.049cm" fo:border="0.05pt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5pt solid #000000"/>
    </style:style>
    <style:style style:name="Tableau7" style:family="table">
      <style:table-properties style:width="17.013cm" fo:margin-left="0cm" table:align="left"/>
    </style:style>
    <style:style style:name="Tableau7.A" style:family="table-column">
      <style:table-column-properties style:column-width="2.408cm"/>
    </style:style>
    <style:style style:name="Tableau7.B" style:family="table-column">
      <style:table-column-properties style:column-width="2.566cm"/>
    </style:style>
    <style:style style:name="Tableau7.C" style:family="table-column">
      <style:table-column-properties style:column-width="1.852cm"/>
    </style:style>
    <style:style style:name="Tableau7.D" style:family="table-column">
      <style:table-column-properties style:column-width="2.461cm"/>
    </style:style>
    <style:style style:name="Tableau7.E" style:family="table-column">
      <style:table-column-properties style:column-width="7.726cm"/>
    </style:style>
    <style:style style:name="Tableau7.A1" style:family="table-cell">
      <style:table-cell-properties fo:padding="0.049cm" fo:border-left="0.05pt solid #000000" fo:border-right="none" fo:border-top="0.05pt solid #000000" fo:border-bottom="0.05pt solid #000000"/>
    </style:style>
    <style:style style:name="Tableau7.B1" style:family="table-cell">
      <style:table-cell-properties fo:padding="0.049cm" fo:border="0.05pt solid #000000"/>
    </style:style>
    <style:style style:name="Tableau7.A2" style:family="table-cell">
      <style:table-cell-properties fo:padding="0.049cm" fo:border-left="0.05pt solid #000000" fo:border-right="none" fo:border-top="none" fo:border-bottom="0.05pt solid #000000"/>
    </style:style>
    <style:style style:name="Tableau7.B2" style:family="table-cell">
      <style:table-cell-properties fo:padding="0.049cm" fo:border-left="0.05pt solid #000000" fo:border-right="0.05pt solid #000000" fo:border-top="none" fo:border-bottom="0.05pt solid #000000"/>
    </style:style>
    <style:style style:name="Tableau6" style:family="table">
      <style:table-properties style:width="17.013cm" fo:margin-left="0cm" fo:margin-right="-0.012cm" table:align="margins"/>
    </style:style>
    <style:style style:name="Tableau6.A" style:family="table-column">
      <style:table-column-properties style:column-width="2.937cm" style:rel-column-width="11313*"/>
    </style:style>
    <style:style style:name="Tableau6.B" style:family="table-column">
      <style:table-column-properties style:column-width="9.999cm" style:rel-column-width="38519*"/>
    </style:style>
    <style:style style:name="Tableau6.C" style:family="table-column">
      <style:table-column-properties style:column-width="4.076cm" style:rel-column-width="15703*"/>
    </style:style>
    <style:style style:name="Tableau6.A1" style:family="table-cell">
      <style:table-cell-properties fo:padding="0.049cm" fo:border-left="0.05pt solid #000000" fo:border-right="0.05pt solid #000000" fo:border-top="0.05pt solid #000000" fo:border-bottom="none"/>
    </style:style>
    <style:style style:name="Tableau6.A2" style:family="table-cell">
      <style:table-cell-properties fo:padding="0.097cm" fo:border-left="0.05pt solid #000000" fo:border-right="none" fo:border-top="0.05pt solid #000000" fo:border-bottom="none"/>
    </style:style>
    <style:style style:name="Tableau6.C2" style:family="table-cell">
      <style:table-cell-properties fo:padding="0.097cm" fo:border-left="0.05pt solid #000000" fo:border-right="0.05pt solid #000000" fo:border-top="0.05pt solid #000000" fo:border-bottom="none"/>
    </style:style>
    <style:style style:name="Tableau6.A3" style:family="table-cell">
      <style:table-cell-properties fo:padding="0.097cm" fo:border-left="0.05pt solid #000000" fo:border-right="none" fo:border-top="none" fo:border-bottom="none"/>
    </style:style>
    <style:style style:name="Tableau6.C3" style:family="table-cell">
      <style:table-cell-properties fo:padding="0.097cm" fo:border-left="0.05pt solid #000000" fo:border-right="0.05pt solid #000000" fo:border-top="none" fo:border-bottom="none"/>
    </style:style>
    <style:style style:name="Tableau6.A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fo:background-color="#e6e6ff">
        <style:background-image/>
      </style:paragraph-properties>
    </style:style>
    <style:style style:name="P4" style:family="paragraph" style:parent-style-name="Text_20_body" style:list-style-name="List_20_1"/>
    <style:style style:name="P5" style:family="paragraph" style:parent-style-name="Text_20_body" style:list-style-name="Numbering_20_1"/>
    <style:style style:name="P6" style:family="paragraph" style:parent-style-name="Text_20_body" style:list-style-name="L1"/>
    <style:style style:name="P7" style:family="paragraph" style:parent-style-name="Text_20_body" style:list-style-name="L3"/>
    <style:style style:name="P8" style:family="paragraph" style:parent-style-name="Text_20_body" style:list-style-name="L4"/>
    <style:style style:name="P9" style:family="paragraph" style:parent-style-name="Table_20_Contents">
      <style:paragraph-properties fo:text-align="start" style:justify-single-word="false"/>
    </style:style>
    <style:style style:name="P10" style:family="paragraph" style:parent-style-name="Table_20_Contents" style:list-style-name="L2">
      <style:paragraph-properties fo:text-align="start" style:justify-single-word="false"/>
    </style:style>
    <style:style style:name="P11" style:family="paragraph" style:parent-style-name="Table_20_Contents" style:list-style-name="L5">
      <style:paragraph-properties fo:text-align="start" style:justify-single-word="false"/>
    </style:style>
    <style:style style:name="P12" style:family="paragraph" style:parent-style-name="Table_20_Contents" style:list-style-name="L6">
      <style:paragraph-properties fo:text-align="start" style:justify-single-word="false"/>
    </style:style>
    <style:style style:name="P13" style:family="paragraph" style:parent-style-name="Table_20_Contents" style:list-style-name="L7">
      <style:paragraph-properties fo:text-align="start"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fo:background-color="#e6e6ff">
        <style:background-image/>
      </style:paragraph-properties>
    </style:style>
    <style:style style:name="P16" style:family="paragraph" style:parent-style-name="Heading_20_6">
      <style:paragraph-properties fo:text-align="justify" style:justify-single-word="false"/>
    </style:style>
    <style:style style:name="P17" style:family="paragraph">
      <style:paragraph-properties fo:margin-left="0cm" fo:margin-right="0cm" fo:margin-top="0cm" fo:margin-bottom="0cm" fo:line-height="100%" fo:text-align="center" fo:text-indent="0cm"/>
    </style:style>
    <style:style style:name="P1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T6" style:family="text">
      <style:text-properties style:font-name="DejaVu Sans1"/>
    </style:style>
    <style:style style:name="T7" style:family="text">
      <style:text-properties fo:font-style="italic" style:font-style-asian="italic" style:font-style-complex="italic"/>
    </style:style>
    <style:style style:name="T8" style:family="text">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font-name="Arial" fo:font-size="9pt" fo:font-style="italic" fo:text-shadow="none" style:text-underline-style="none" fo:font-weight="normal" style:letter-kerning="true" style:font-name-asian="DejaVu Sans3"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1587555483" text:style-name="List_20_1">
        <text:list-item>
          <text:p text:style-name="P4">Aller dans le module “Gestion documentaire”</text:p>
        </text:list-item>
        <text:list-item>
          <text:p text:style-name="P4">Sélectionner le menu “Création / Famille”</text:p>
        </text:list-item>
        <text:list-item>
          <text:p text:style-name="P4">Indiquer de quel famille la nouvelle famille doit hériter</text:p>
        </text:list-item>
        <text:list-item>
          <text:p text:style-name="P4">Indiquer le nom de la famille</text:p>
        </text:list-item>
        <text:list-item>
          <text:p text:style-name="P4">Cliquer sur “Créer une nouvelle famille”</text:p>
        </text:list-item>
        <text:list-item>
          <text:p text:style-name="P4">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4">Clic droit sur la famille</text:p>
        </text:list-item>
        <text:list-item>
          <text:p text:style-name="P4">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1"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4">La première ligne permet de définir le cadre (bordure qui entoure les champs)</text:p>
        </text:list-item>
        <text:list-item>
          <text:p text:style-name="P4">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Fonctionnement de l'héritage entre les famille<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d<text:bookmark-end text:name="creer_une_famille_sous_openoffice.org_et_l_importer_dans_freedom"/>ynacase</text:h>
      <text:p text:style-name="Text_20_body">L'interface Web sert juste à ajuster les attributs d’une famille. Pour accéder à toutes les possibilités d'une famille, il faut la créer dans OpenOffice.org et l'importer dans dynacase.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4">Expliquer comment importer des familles dans dynacase en utilisant l'interface Web ou la ligne de commandes.</text:p>
        </text:list-item>
        <text:list-item>
          <text:p text:style-name="P4">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4">Construire un fichier OpenOffice.org ou .cvs en suivant les instructions des chapitres suivants</text:p>
        </text:list-item>
        <text:list-item>
          <text:p text:style-name="P4">Se placer dans le module “Gestion documentaire” de dynacase</text:p>
        </text:list-item>
        <text:list-item>
          <text:p text:style-name="P4">Utiliser le menu “Outils / Importer des documents”</text:p>
        </text:list-item>
        <text:list-item>
          <text:p text:style-name="P4"><text:soft-page-break/>Cliquer sur le bouton “Parcourir” et sélectionner le document .csv ou OpenOffice.org</text:p>
        </text:list-item>
        <text:list-item>
          <text:p text:style-name="P4">Cliquer sur le bouton “Analyse” pour détecter les anomalies</text:p>
        </text:list-item>
        <text:list-item>
          <text:p text:style-name="P4">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dynacase).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dynacase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importDocuments --file=/chemin/VotreFichier.ods</text:p>
      <text:p text:style-name="Preformatted_20_Text"/>
      <text:p text:style-name="Text_20_body"><text:span text:style-name="Strong_20_Emphasis">Remarque : </text:span>Vous pouvez importer directement un fichier OpenOffice.org .ods ou un fichier .csv</text:p>
      <text:p text:style-name="Text_20_body">Si vous êtes en phase de mise au point vous pouvez utiliser l'option reinitattr pour supprimer les attributs des familles déclarées dans le fichier avant l'importation</text:p>
      <text:p text:style-name="Preformatted_20_Text">./wsh.php --api=importDocuments --reinitattr=yes --file=VotreFichier.ods</text:p>
      <text:p text:style-name="Preformatted_20_Text"/>
      <text:h text:style-name="Heading_20_4" text:outline-level="4">Comprendre les erreurs d'importation</text:h>
      <text:p text:style-name="Text_20_body">La famille est importée si aucune erreur n'est détectée.</text:p>
      <text:p text:style-name="Text_20_body">Dans le cas où des erreurs sont remontées, elle sont présentées de la façon suivante :</text:p>
      <text:p text:style-name="Text_20_body">ERROR : {&lt;<text:span text:style-name="T7">CODEERREUR</text:span>&gt;} &lt;<text:span text:style-name="T7">message d'erreur&gt;</text:span>.</text:p>
      <text:p text:style-name="Text_20_body">Voici un exemple :</text:p>
      <text:p text:style-name="Preformatted_20_Text">www-data@luke:~$ ./wsh.php --api=importDocuments --file=DCPTEST/myFamily.ods </text:p>
      <text:p text:style-name="Preformatted_20_Text"/>
      <text:p text:style-name="Preformatted_20_Text">ERROR:{ATTR1260} method (phpfunc) "::badCompute1" is not found for "tst_number1" attribute </text:p>
      <text:p text:style-name="Preformatted_20_Text">ERROR:{ATTR1261} not enought argument call to use method "::goodCompute2" (need 1 arguments) for "tst_number2" attribute </text:p>
      <text:p text:style-name="Text_20_body"/>
      <text:p text:style-name="Text_20_body">Si vous lancez en ligne de commande les erreurs sont affichées sur la sortie stderr et le retour du wsh est "1" (0 si c'est OK). </text:p>
      <text:p text:style-name="Text_20_body">Dans cet exemple, deux codes erreur sont remontés ATTR1260 et ATTR1261. Le premier indique que la méthode n'est pas trouvée et la deuxième que la méthode "goodCompute2" nécessite au moins un argument. L'ensemble des définitions des codes erreurs et des explications supplémentaires sont disponibles sur http://api.dynacase.org. Il suffit de taper le code erreur pour avoir le descriptif de l'erreur. </text:p>
      <text:p text:style-name="Text_20_body">Les codes d'erreurs sont classées par catégories. La catégorie est la partie alphabétique du code. Les catégories de code erreurs sont :</text:p>
      <table:table table:name="Tableau2" table:style-name="Tableau2">
        <table:table-column table:style-name="Tableau2.A"/>
        <table:table-column table:style-name="Tableau2.B"/>
        <table:table-row>
          <table:table-cell table:style-name="Tableau2.A1" office:value-type="string">
            <text:p text:style-name="Text_20_body">ATTR</text:p>
          </table:table-cell>
          <table:table-cell table:style-name="Tableau2.B1" office:value-type="string">
            <text:p text:style-name="Text_20_body">Erreurs relatives à la structure de la famille. Déclenchées sur les codes 'ATTR', 'PARAM', 'MODATTR'</text:p>
          </table:table-cell>
        </table:table-row>
        <table:table-row>
          <table:table-cell table:style-name="Tableau2.A2" office:value-type="string">
            <text:p text:style-name="Text_20_body">WFL</text:p>
          </table:table-cell>
          <table:table-cell table:style-name="Tableau2.B2" office:value-type="string">
            <text:p text:style-name="Text_20_body">Erreurs relatives aux cycles de vies. Déclenchées lors de l'analyse du fichier "classe" décrivant le cycle</text:p>
          </table:table-cell>
        </table:table-row>
        <table:table-row>
          <table:table-cell table:style-name="Tableau2.A2" office:value-type="string">
            <text:p text:style-name="Text_20_body">PRFD</text:p>
          </table:table-cell>
          <table:table-cell table:style-name="Tableau2.B2" office:value-type="string">
            <text:p text:style-name="Text_20_body">Déclenché sur le mot clef 'PROFID' lors de la définition du profil de la famille.</text:p>
          </table:table-cell>
        </table:table-row>
        <text:soft-page-break/>
        <table:table-row>
          <table:table-cell table:style-name="Tableau2.A2" office:value-type="string">
            <text:p text:style-name="Text_20_body">PRFLD</text:p>
          </table:table-cell>
          <table:table-cell table:style-name="Tableau2.B2" office:value-type="string">
            <text:p text:style-name="Text_20_body">Erreurs relatives aux profils de documents. Déclenché sur le mot clef 'PROFIL'</text:p>
          </table:table-cell>
        </table:table-row>
        <table:table-row>
          <table:table-cell table:style-name="Tableau2.A5" office:value-type="string">
            <text:p text:style-name="Text_20_body">ACCS</text:p>
          </table:table-cell>
          <table:table-cell table:style-name="Tableau2.B5" office:value-type="string">
            <text:p text:style-name="Text_20_body">Erreurs relatives aux définitions des accès aux applications. Déclenchées sur le mot clef 'ACCESS'.</text:p>
          </table:table-cell>
        </table:table-row>
      </table:table>
      <text:p text:style-name="Text_20_body"/>
      <text:p text:style-name="Text_20_body">Pour chacune des catégories, l'ensemble des codes erreurs sont décrits sur le site web de l'api (cité ci-dessu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 Pour le format cvs, l'encodage du texte peut être en utf-8 ou en iso8858-1 (latin1). Attention, si vous créez un fichier csv sous microsoft windows il est probable que l'encodage soit celui du système à savoir windows-cp1252. Bien que ce format soit globalement compatible avec le format iso8859-1, certains caractères comme l'euro ne seront pas reconnus. L'encodage iso8859-1 est déprécié à l'avantage de l'encodage utf-8 qui est plus universel.</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2" draw:name="Objet2" text:anchor-type="paragraph" svg:x="1.236cm" svg:y="-0.152cm" svg:width="14.792cm" svg:height="0.875cm" draw:z-index="1"><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able:table table:name="Tableau3" table:style-name="Tableau3">
        <table:table-column table:style-name="Tableau3.A"/>
        <table:table-column table:style-name="Tableau3.B"/>
        <table:table-column table:style-name="Tableau3.C"/>
        <text:soft-page-break/>
        <table:table-row>
          <table:table-cell table:style-name="Tableau3.A1" office:value-type="string">
            <text:p text:style-name="Table_20_Contents">N° de colonne</text:p>
          </table:table-cell>
          <table:table-cell table:style-name="Tableau3.B1" office:value-type="string">
            <text:p text:style-name="Table_20_Contents">Obligatoire</text:p>
          </table:table-cell>
          <table:table-cell table:style-name="Tableau3.C1" office:value-type="string">
            <text:p text:style-name="Table_20_Contents">Définition</text:p>
          </table:table-cell>
        </table:table-row>
        <table:table-row>
          <table:table-cell table:style-name="Tableau3.A2" office:value-type="float" office:value="1">
            <text:p text:style-name="Table_20_Contents">1</text:p>
          </table:table-cell>
          <table:table-cell table:style-name="Tableau3.B7" office:value-type="string">
            <text:p text:style-name="Table_20_Contents">Obligatoire</text:p>
          </table:table-cell>
          <table:table-cell table:style-name="Tableau3.C7" office:value-type="string">
            <text:p text:style-name="Table_20_Contents">BEGIN</text:p>
          </table:table-cell>
        </table:table-row>
        <table:table-row>
          <table:table-cell table:style-name="Tableau3.A7" office:value-type="string">
            <text:p text:style-name="Table_20_Contents">2 (fromid)</text:p>
          </table:table-cell>
          <table:table-cell table:style-name="Tableau3.B7" office:value-type="string">
            <text:p text:style-name="Table_20_Contents">Facultatif</text:p>
          </table:table-cell>
          <table:table-cell table:style-name="Tableau3.C7" office:value-type="string">
            <text:p text:style-name="Table_20_Contents">Identifiant logique de la famille père. Mettre vide s'il n'y a pas d'héritage.</text:p>
            <text:p text:style-name="Table_20_Contents">Cet identifiant peut être <text:s/>numérique mais ce cas d'usage est réservé au document système du noyau. </text:p>
          </table:table-cell>
        </table:table-row>
        <table:table-row>
          <table:table-cell table:style-name="Tableau3.A7" office:value-type="string">
            <text:p text:style-name="Table_20_Contents">4 (titre)</text:p>
          </table:table-cell>
          <table:table-cell table:style-name="Tableau3.B7" office:value-type="string">
            <text:p text:style-name="Table_20_Contents">Obligatoire</text:p>
          </table:table-cell>
          <table:table-cell table:style-name="Tableau3.C7" office:value-type="string">
            <text:p text:style-name="Table_20_Contents">Titre de la famille. Ce titre désigne sera utilisé sur les interfaces pour désigner la famille. Il peut être ajusté avec les catalogues de langues afin d'avoir des libellés suivant la locale de l'utilisateur connecté (voir §localisation).</text:p>
          </table:table-cell>
        </table:table-row>
        <table:table-row>
          <table:table-cell table:style-name="Tableau3.A7" office:value-type="string">
            <text:p text:style-name="Table_20_Contents">5 (id)</text:p>
          </table:table-cell>
          <table:table-cell table:style-name="Tableau3.B7" office:value-type="string">
            <text:p text:style-name="Table_20_Contents">Réservé</text:p>
          </table:table-cell>
          <table:table-cell table:style-name="Tableau3.C7" office:value-type="string">
            <text:p text:style-name="Table_20_Contents">identifiant numérique de la famille. Le laisser à vide pour utiliser un identifiant logique. S'il est valué il faut que cet identifiant ne soit pas déjà pris par un autre document. Les valeurs entre 900 et 999 peuvent être utilisée pour vos besoins spécifiques. L'usage de valeurs numériques fixe est fortement déconseillée.</text:p>
          </table:table-cell>
        </table:table-row>
        <table:table-row>
          <table:table-cell table:style-name="Tableau3.A7" office:value-type="string">
            <text:p text:style-name="Table_20_Contents">6 (class)</text:p>
          </table:table-cell>
          <table:table-cell table:style-name="Tableau3.B7" office:value-type="string">
            <text:p text:style-name="Table_20_Contents">Facultatif</text:p>
          </table:table-cell>
          <table:table-cell table:style-name="Tableau3.C7" office:value-type="string">
            <text:p text:style-name="Table_20_Contents">le nom d'un fichier de définition de classe PHP qui doit être présent sur le serveur (&lt;installdir&gt;/FDL). Ne sert que pour des documents systèmes. Permet un héritage autre que celui prévu par défaut par les classes documentaire.</text:p>
          </table:table-cell>
        </table:table-row>
        <table:table-row>
          <table:table-cell table:style-name="Tableau3.A7" office:value-type="string">
            <text:p text:style-name="Table_20_Contents">7 (name)</text:p>
          </table:table-cell>
          <table:table-cell table:style-name="Tableau3.B7" office:value-type="string">
            <text:p text:style-name="Table_20_Contents">Obligatoire</text:p>
          </table:table-cell>
          <table:table-cell table:style-name="Tableau3.C7" office:value-type="string">
            <text:p text:style-name="Table_20_Contents">nom logique de la famille. Ne doit contenir que des caractères alphanumériques les caractères _ et : sont autorisés. (pas d'espace, ni de ponctuation).</text:p>
          </table:table-cell>
        </table:table-row>
      </table:table>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ext:p text:style-name="P1">Si la valeur est vide le profil de famille est enlevé.</text:p>
          </table:table-cell>
        </table:table-row>
        <table:table-row>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de dossier, le document doit être de la famille profil de dossier. Si la famille hérite de recherche, le document doit être de la famille profil de recherche. </text:p>
            <text:p text:style-name="P1">Si la valeur est vide le profil de document par défaut est enlevé.</text:p>
          </table:table-cell>
        </table:table-row>
        <table:table-row>
          <table:table-cell table:style-name="Tableau27.A1" office:value-type="string">
            <text:p text:style-name="P1">DFLDID </text:p>
          </table:table-cell>
          <table:table-cell table:style-name="Tableau27.A1" office:value-type="string">
            <text:p text:style-name="P1">identifiant du dossier principal permettant de constituer une arborescence spécifique à la famille . Ce dossier est nécessaire pour manipuler les documents d'une famille depuis <text:s/>l'application "ONEFAM". Il peut être égal au 'auto', ce qui a pour effet de créer un dossier principal automatiquement. Si cette propriété est déjà renseignée, la nouvelle valeur ne sera pas prise en compte. </text:p>
          </table:table-cell>
        </table:table-row>
        <table:table-row>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ext:p text:style-name="P1">Si la valeur est vide les méthodes associées seront enlevées.</text:p>
            <text:p text:style-name="P1"/>
            <table:table table:name="Tableau4" table:style-name="Tableau4">
              <table:table-column table:style-name="Tableau4.A"/>
              <table:table-column table:style-name="Tableau4.B"/>
              <table:table-row table:style-name="Tableau4.1">
                <table:table-cell table:style-name="Tableau4.A1" office:value-type="string">
                  <text:p text:style-name="P1"><text:soft-page-break/>METHOD;Method.Principale.php</text:p>
                  <text:p text:style-name="P1">METHOD;+Method.Secondaire.php</text:p>
                </table:table-cell>
                <table:table-cell table:style-name="Tableau4.B1" office:value-type="string">
                  <text:p text:style-name="P1"><draw:g text:anchor-type="as-char" draw:z-index="6" draw:style-name="gr1"><draw:custom-shape draw:style-name="gr2" draw:text-style-name="P18" xml:id="id1" draw:id="id1" svg:width="7.002cm" svg:height="0.914cm" svg:x="0cm" svg:y="0cm"><text:p text:style-name="P17"><text:span text:style-name="T8">Classe Doc</text:span></text:p><draw:enhanced-geometry svg:viewBox="0 0 21600 21600" draw:type="rectangle" draw:enhanced-path="M 0 0 L 21600 0 21600 21600 0 21600 0 0 Z N"/></draw:custom-shape><draw:custom-shape draw:style-name="gr2" draw:text-style-name="P18" xml:id="id2" draw:id="id2" svg:width="6.696cm" svg:height="5.783cm" svg:x="0.152cm" svg:y="2.131cm"><text:p text:style-name="P17"><text:span text:style-name="T8">Classe MaFamille</text:span></text:p><text:p text:style-name="P17"><text:span text:style-name="T8"/></text:p><text:p text:style-name="P17"><text:span text:style-name="T8"/></text:p><text:p text:style-name="P17"><text:span text:style-name="T8"/></text:p><text:p text:style-name="P17"><text:span text:style-name="T8"/></text:p><text:p text:style-name="P17"><text:span text:style-name="T8"/></text:p><text:p text:style-name="P17"><text:span text:style-name="T8"/></text:p><text:p text:style-name="P17"><text:span text:style-name="T8"/></text:p><text:p text:style-name="P17"><text:span text:style-name="T8"/></text:p><text:p text:style-name="P17"><text:span text:style-name="T8"/></text:p><text:p text:style-name="P17"><text:span text:style-name="T8"/></text:p><draw:enhanced-geometry svg:viewBox="0 0 21600 21600" draw:type="rectangle" draw:enhanced-path="M 0 0 L 21600 0 21600 21600 0 21600 0 0 Z N"/></draw:custom-shape><draw:custom-shape draw:style-name="gr3" draw:text-style-name="P18" svg:width="3.652cm" svg:height="1.523cm" svg:x="1.674cm" svg:y="3.651cm"><text:p text:style-name="P17"><text:span text:style-name="T8">Méthode Principale</text:span></text:p><draw:enhanced-geometry svg:viewBox="0 0 21600 21600" draw:type="rectangle" draw:enhanced-path="M 0 0 L 21600 0 21600 21600 0 21600 0 0 Z N"/></draw:custom-shape><draw:custom-shape draw:style-name="gr3" draw:text-style-name="P18" svg:width="3.652cm" svg:height="1.523cm" svg:x="1.674cm" svg:y="5.417cm"><text:p text:style-name="P17"><text:span text:style-name="T8">Méthode Secondaire</text:span></text:p><draw:enhanced-geometry svg:viewBox="0 0 21600 21600" draw:type="rectangle" draw:enhanced-path="M 0 0 L 21600 0 21600 21600 0 21600 0 0 Z N"/></draw:custom-shape><draw:connector draw:style-name="gr4" draw:text-style-name="P18" svg:x1="3.5cm" svg:y1="0.915cm" svg:x2="3.5cm" svg:y2="2.132cm" draw:start-shape="id1" draw:start-glue-point="2" draw:end-shape="id2" draw:end-glue-point="0" svg:d="m3500-3042v1217"><text:p/></draw:connector></draw:g></text:p>
                </table:table-cell>
              </table:table-row>
              <table:table-row>
                <table:table-cell table:style-name="Tableau4.A2" office:value-type="string">
                  <text:p text:style-name="P1">METHOD;Method.Principale.php</text:p>
                  <text:p text:style-name="P1">METHOD;*Method.Secondaire.php</text:p>
                  <text:p text:style-name="P1"/>
                  <text:p text:style-name="P1">Dans ce cas, le fichier Method.Principale.php peut surcharger des méthodes définies dans Method.Secondaire.php</text:p>
                </table:table-cell>
                <table:table-cell table:style-name="Tableau4.B2" office:value-type="string">
                  <text:p text:style-name="P1"><draw:g text:anchor-type="as-char" draw:z-index="7" draw:style-name="gr1"><draw:custom-shape draw:style-name="gr2" draw:text-style-name="P18" xml:id="id3" draw:id="id3" svg:width="7.002cm" svg:height="0.914cm" svg:x="0cm" svg:y="0cm"><text:p text:style-name="P17"><text:span text:style-name="T8">Classe Doc</text:span></text:p><draw:enhanced-geometry svg:viewBox="0 0 21600 21600" draw:type="rectangle" draw:enhanced-path="M 0 0 L 21600 0 21600 21600 0 21600 0 0 Z N"/></draw:custom-shape><draw:custom-shape draw:style-name="gr2" draw:text-style-name="P18" xml:id="id5" draw:id="id5" svg:width="7.002cm" svg:height="1.999cm" svg:x="0cm" svg:y="4.701cm"><text:p text:style-name="P17"><text:span text:style-name="T8">Classe MaFamille</text:span></text:p><text:p text:style-name="P17"><text:span text:style-name="T8"/></text:p><text:p text:style-name="P17"><text:span text:style-name="T8"/></text:p><text:p text:style-name="P17"><text:span text:style-name="T8"/></text:p><text:p text:style-name="P17"><text:span text:style-name="T8"/></text:p><draw:enhanced-geometry svg:viewBox="0 0 21600 21600" draw:type="rectangle" draw:enhanced-path="M 0 0 L 21600 0 21600 21600 0 21600 0 0 Z N"/></draw:custom-shape><draw:custom-shape draw:style-name="gr3" draw:text-style-name="P18" svg:width="3.652cm" svg:height="1.521cm" svg:x="3cm" svg:y="5.179cm"><text:p text:style-name="P17"><text:span text:style-name="T8">Méthode Principale</text:span></text:p><draw:enhanced-geometry svg:viewBox="0 0 21600 21600" draw:type="rectangle" draw:enhanced-path="M 0 0 L 21600 0 21600 21600 0 21600 0 0 Z N"/></draw:custom-shape><draw:custom-shape draw:style-name="gr2" draw:text-style-name="P18" xml:id="id4" draw:id="id4" svg:width="7.002cm" svg:height="2.001cm" svg:x="0cm" svg:y="1.7cm"><text:p text:style-name="P17"><text:span text:style-name="T9">Classe Intermédiaire</text:span></text:p><text:p text:style-name="P17"><text:span text:style-name="T8"/></text:p><text:p text:style-name="P17"><text:span text:style-name="T8"/></text:p><text:p text:style-name="P17"><text:span text:style-name="T8"/></text:p><text:p text:style-name="P17"><text:span text:style-name="T8"/></text:p><draw:enhanced-geometry svg:viewBox="0 0 21600 21600" draw:type="rectangle" draw:enhanced-path="M 0 0 L 21600 0 21600 21600 0 21600 0 0 Z N"/></draw:custom-shape><draw:custom-shape draw:style-name="gr3" draw:text-style-name="P18" svg:width="3.654cm" svg:height="1.523cm" svg:x="3.099cm" svg:y="2.178cm"><text:p text:style-name="P17"><text:span text:style-name="T8">Méthode Secondaire</text:span></text:p><draw:enhanced-geometry svg:viewBox="0 0 21600 21600" draw:type="rectangle" draw:enhanced-path="M 0 0 L 21600 0 21600 21600 0 21600 0 0 Z N"/></draw:custom-shape><draw:connector draw:style-name="gr4" draw:text-style-name="P18" svg:x1="3.5cm" svg:y1="0.915cm" svg:x2="3.5cm" svg:y2="1.702cm" draw:start-shape="id3" draw:start-glue-point="2" draw:end-shape="id4" draw:end-glue-point="0" svg:d="m3500-2436v787"><text:p/></draw:connector><draw:connector draw:style-name="gr4" draw:text-style-name="P18" svg:x1="3.5cm" svg:y1="3.701cm" svg:x2="3.5cm" svg:y2="4.701cm" draw:start-shape="id4" draw:start-glue-point="2" draw:end-shape="id5" draw:end-glue-point="0" svg:d="m3500 351v1000"><text:p/></draw:connector></draw:g></text:p>
                </table:table-cell>
              </table:table-row>
            </table:table>
            <text:p text:style-name="P1"/>
          </table:table-cell>
        </table:table-row>
        <table:table-row>
          <table:table-cell table:style-name="Tableau27.A1" office:value-type="string">
            <text:p text:style-name="P1">WID </text:p>
          </table:table-cell>
          <table:table-cell table:style-name="Tableau27.A1" office:value-type="string">
            <text:p text:style-name="P1">identifiant du cycle de vie associé à la famille </text:p>
            <text:p text:style-name="P1">Si la valeur est vide le cycle par défaut est enlevé.</text:p>
          </table:table-cell>
        </table:table-row>
        <table:table-row>
          <table:table-cell table:style-name="Tableau27.A1" office:value-type="string">
            <text:p text:style-name="P1">CVID </text:p>
          </table:table-cell>
          <table:table-cell table:style-name="Tableau27.A1" office:value-type="string">
            <text:p text:style-name="P1">identifiant du contrôle de vue associé à la famille </text:p>
            <text:p text:style-name="P1">Si la valeur est vide le contrôle de vue par défaut est enlevé.</text:p>
          </table:table-cell>
        </table:table-row>
        <table:table-row>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ext:p text:style-name="P1">Si la valeur est vide la caractéristique spéciale par défaut est enlevée.</text:p>
          </table:table-cell>
        </table:table-row>
        <table:table-row>
          <table:table-cell table:style-name="Tableau27.A1" office:value-type="string">
            <text:p text:style-name="P1">USEFOR </text:p>
          </table:table-cell>
          <table:table-cell table:style-name="Tableau27.A1" office:value-type="string">
            <text:p text:style-name="P1">caractère désignant une utilisation spéciale. Seulement pour les documents systèmes : </text:p>
            <text:p text:style-name="P1">'W' : pour les cycles de vie </text:p>
            <text:p text:style-name="P1">'G' : pour les intercalaires de chemise </text:p>
            <text:p text:style-name="P1">'P' : pour les profils </text:p>
            <text:p text:style-name="P1">Si la valeur est vide l'utilisation spéciale par défaut est enlevée.</text:p>
          </table:table-cell>
        </table:table-row>
        <table:table-row>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ext:p text:style-name="P1">Cette clef peut apparaître plusieurs fois, cela ajoute le tag à chaque apparition de cette clef. Une valeur vide ne supprime pas le tag. Les tags applicatifs ne peuvent être supprimés par cette cette directive.</text:p>
          </table:table-cell>
        </table:table-row>
        <table:table-row>
          <table:table-cell table:style-name="Tableau27.A13" office:value-type="string">
            <text:p text:style-name="P1">RESET</text:p>
          </table:table-cell>
          <table:table-cell table:style-name="Tableau27.A13" office:value-type="string">
            <text:p text:style-name="P1">mettre la valeur à "attributes" afin d'effacer les attributs avant de réimporter les attributs (équivant à l'option --reinitattr=yes de la commande wsh --api=importDocuments) mais seulement pour la famille concerné.</text:p>
          </table:table-cell>
        </table:table-row>
      </table:table>
      <text:p text:style-name="Text_20_body"><text:line-break/><text:line-break/><text:soft-page-break/></text:p>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draw:frame draw:style-name="fr2" draw:name="Objet4" text:anchor-type="paragraph" svg:x="-1.277cm" svg:y="0.002cm" svg:width="18.655cm" svg:height="3.547cm" draw:z-index="3"><draw:object xlink:href="./Object 4" xlink:type="simple" xlink:show="embed" xlink:actuate="onLoad"/><draw:image xlink:href="./ObjectReplacements/Object 4" xlink:type="simple" xlink:show="embed" xlink:actuate="onLoad"/></draw:frame><text:span text:style-name="Strong_20_Emphasis"/></text:p>
      <text:p text:style-name="Text_20_body"><text:span text:style-name="Strong_20_Emphasis">Définition des colonnes : </text:span></text:p>
      <text:list xml:id="list317132088" text:style-name="Numbering_20_1">
        <text:list-item>
          <text:p text:style-name="P5">ATTR</text:p>
        </text:list-item>
        <text:list-item>
          <text:p text:style-name="P5">identifiant de l'attribut</text:p>
        </text:list-item>
        <text:list-item>
          <text:p text:style-name="P5">identifiant du cadre ou du tableau englobant</text:p>
        </text:list-item>
        <text:list-item>
          <text:p text:style-name="P5">désignation de l'attribut</text:p>
        </text:list-item>
        <text:list-item>
          <text:p text:style-name="P5">'Y' signifie qu'il fait partie du titre, 'N' il ne fait pas partie du titre</text:p>
        </text:list-item>
        <text:list-item>
          <text:p text:style-name="P5">'Y' signifie qu'il fait partie du résumé, 'N' il ne fait pas partie du résumé</text:p>
        </text:list-item>
        <text:list-item>
          <text:p text:style-name="P5">type de l'attribut</text:p>
        </text:list-item>
        <text:list-item>
          <text:p text:style-name="P5">ordre de l'attribut</text:p>
        </text:list-item>
        <text:list-item>
          <text:p text:style-name="P5">visibilité de l'attribut</text:p>
        </text:list-item>
        <text:list-item>
          <text:p text:style-name="P5">'Y' signifie qu'il est obligatoire, 'N' il ne fait pas obligatoire</text:p>
        </text:list-item>
        <text:list-item>
          <text:p text:style-name="P5">définition de l'hyperlien</text:p>
        </text:list-item>
        <text:list-item>
          <text:p text:style-name="P5">nom du fichier php pour l'aide à la saisie</text:p>
        </text:list-item>
        <text:list-item>
          <text:p text:style-name="P5">nom et attributs de la fonction pour l'aide à la saisie ou nom et attributs de la méthode de calcul (précédé de ::) s'il s'agit d'un attribut calculé (visibilité W)</text:p>
        </text:list-item>
        <text:list-item>
          <text:p text:style-name="P5">extra lien</text:p>
        </text:list-item>
        <text:list-item>
          <text:p text:style-name="P5">nom et attribut de la méthode de contrainte</text:p>
        </text:list-item>
        <text:list-item>
          <text:p text:style-name="P5">options de présentation séparées par des '|'.</text:p>
        </text:list-item>
      </text:list>
      <text:p text:style-name="Text_20_body"/>
      <text:h text:style-name="Heading_20_4" text:outline-level="4"><text:bookmark-start text:name="les_attributs_de_base_d_une_famille"/>Les attributs d'une famille<text:bookmark-end text:name="les_attributs_de_base_d_une_famille"/></text:h>
      <text:p text:style-name="Text_20_body">Ce chapitre donne la description des colonnes <text:s/>permettant de créer ou modifier des familles.</text:p>
      <text:p text:style-name="Text_20_body">Dans les chapitres suivants vous trouverez la description des autres colonnes pour réaliser des aides à la saisie, des menus,..</text:p>
      <text:p text:style-name="Text_20_body">Rappel : Pour accéder à la modification d'une famille, il faut faire un clic droit sur la famille et sélectionner le menu “Éditer les attributs”</text:p>
      <text:h text:style-name="Heading_20_5" text:outline-level="5"><text:bookmark-start text:name="colonne_identificateur_ou_id"/>Colonne "Identificateur" ou "ID"<text:bookmark-end text:name="colonne_identificateur_ou_id"/></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ensemble des familles. Il est conseillé de préfixer chacun des attributs par un trigramme identifiant la famille afin de bien percevoir les attributs <text:soft-page-break/>par famille.</text:p>
      <text:h text:style-name="Heading_20_5" text:outline-level="5"><text:bookmark-start text:name="colonne_ordre"/>Colonne "Ordre"<text:bookmark-end text:name="colonne_ordre"/></text:h>
      <text:p text:style-name="Text_20_body">Défini l'ordre de présentation des attributs dans le document. Cet ordre n'est pas utile pour les attributs de type <text:span text:style-name="Emphasis">frame.</text:span></text:p>
      <text:h text:style-name="Heading_20_5" text:outline-level="5"><text:bookmark-start text:name="colonne_nom"/>Colonne "Nom"<text:bookmark-end text:name="colonne_nom"/></text:h>
      <text:p text:style-name="Text_20_body">Texte court définissant l'attribut. Ce texte est utilisé pour désigner l'attribut lors de la visualisation ou de l'édition.</text:p>
      <text:h text:style-name="Heading_20_5" text:outline-level="5"><text:bookmark-start text:name="colonne_type"/>Colonne "Type"<text:bookmark-end text:name="colonne_type"/></text:h>
      <text:p text:style-name="Text_20_body">Défini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5" office:value-type="string">
            <text:p text:style-name="P1">xml</text:p>
          </table:table-cell>
          <table:table-cell table:style-name="Tableau8.A5" office:value-type="string">
            <text:p text:style-name="P1">texte long sur plusieurs lignes en XML</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i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able:table-row>
          <table:table-cell table:style-name="Tableau8.A5" office:value-type="string">
            <text:p text:style-name="P1">account</text:p>
          </table:table-cell>
          <table:table-cell table:style-name="Tableau8.A5" office:value-type="string">
            <text:p text:style-name="P1">identifiant de compte (utilisateur/groupe/rôl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4">text(”%s environ”) “pour postfixer <text:span text:style-name="Source_20_Text">environ</text:span> après la valeur,</text:p>
        </text:list-item>
        <text:list-item>
          <text:p text:style-name="P4">text(”&lt;B&gt;%s&lt;/B&gt;”) “pour afficher l'attribut en gras.</text:p>
        </text:list-item>
      </text:list>
      <text:p text:style-name="Text_20_body">Ceci est aussi valable pour les type “int” ou “double”</text:p>
      <text:list xml:id="list830729891" text:style-name="List_20_1">
        <text:list-item>
          <text:p text:style-name="P4"><text:soft-page-break/>double(”%.02f”) : pour afficher un nombre avec 2 décimales</text:p>
        </text:list-item>
        <text:list-item>
          <text:p text:style-name="P4">integer(”%d m²”) : pour afficher (100 m²).</text:p>
        </text:list-item>
        <text:list-item>
          <text:p text:style-name="P4">double(”%.02f %%”)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4">time(”%H:%M:%S”) pour afficher aussi les secondes,</text:p>
        </text:list-item>
        <text:list-item>
          <text:p text:style-name="P4">timestamp(”%A %d %B %Y %X”) donne « samedi 08 janvier 2005 10:13:00 ».</text:p>
        </text:list-item>
      </text:list>
      <text:h text:style-name="Heading_20_5" text:outline-level="5"><text:bookmark-start text:name="colonne_cadre_ou_fenetre"/>Colonne "Cadre" ou "fenêtre"<text:bookmark-end text:name="colonne_cadre_ou_fenetre"/></text:h>
      <text:p text:style-name="Text_20_body">Défini le cadre dans lequel l'attribut doit être présenté. Il faut auparavant avoir défini les cadres.</text:p>
      <text:h text:style-name="Heading_20_5" text:outline-level="5"><text:bookmark-start text:name="colonne_resume_ou_r"/>Colonne "Résumé" ou "R?"<text:bookmark-end text:name="colonne_resume_ou_r"/></text:h>
      <text:p text:style-name="Text_20_body">Si vous voulez que l'attribut soit affiché dans le mode colonne ou dans les aperçus de documents dans l'application GENERIC, il faut cocher la colonne 'R?'.</text:p>
      <text:h text:style-name="Heading_20_5" text:outline-level="5"><text:bookmark-start text:name="colonne_titre_ou_t"/>Colonne "Titre" ou "T?"<text:bookmark-end text:name="colonne_titre_ou_t"/></text:h>
      <text:p text:style-name="Text_20_body">Le titre d'un document peut être composé par les valeurs d'un ou de plusieurs attributs. Il faut au moins mettre un des attributs en titre en cochant la colonne “T?”. Le titre est composé en concaténant les valeurs des attributs titre suivant l'ordre donné.</text:p>
      <text:p text:style-name="Text_20_body">Si vous modifiez la définition du titre, il est nécessaire d'utiliser la fonction Bash (“refreshDocuments”) pour que les documents déjà créés aient leur titre modifié.</text:p>
      <text:h text:style-name="Heading_20_5" text:outline-level="5"><text:bookmark-start text:name="colonne_obligatoire_ou_o"/>Colonne "Obligatoire" ou "O?"<text:bookmark-end text:name="colonne_obligatoire_ou_o"/></text:h>
      <text:p text:style-name="Text_20_body">Indique si l'attribut est obligatoire lors de la saisie.</text:p>
      <text:h text:style-name="Heading_20_5" text:outline-level="5"><text:bookmark-start text:name="colonne_visibilite_ou_vi"/>Colonne "Visibilité" ou "Vi"<text:bookmark-end text:name="colonne_visibilite_ou_vi"/></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
      <text:p text:style-name="Text_20_body">Notes :</text:p>
      <text:list xml:id="list623902804" text:style-name="L1">
        <text:list-item>
          <text:p text:style-name="P6">Pour les attributs de type “menu” qui ont une fonction “phpfunc” déclarée, la visibilité appliquée est la visibilité retournée par cette fonction “phpfunc” et non la propriété “Visibilité”.</text:p>
        </text:list-item>
      </text:list>
      <text:h text:style-name="Heading_20_5" text:outline-level="5"><text:bookmark-start text:name="les_types_d_attributs_de_mise_en_page"/><text:soft-page-break/>Les types d'attributs de <text:bookmark-end text:name="les_types_d_attributs_de_mise_en_page"/>structure</text:h>
      <text:p text:style-name="Text_20_body">Pour positionner les champs dans une famille, il existe 3 types d'attributs particuliers : </text:p>
      <text:list xml:id="list1622362286" text:style-name="List_20_1">
        <text:list-item>
          <text:p text:style-name="P4">frame : Un attribut de type “frame” permet d'ajouter une bordure et un titre pour regrouper des champs similaires</text:p>
        </text:list-item>
        <text:list-item>
          <text:p text:style-name="P4">array : Un attribut de type “array” permet de créer des tableaux</text:p>
        </text:list-item>
        <text:list-item>
          <text:p text:style-name="P4">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4">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1" draw:name="Objet5" text:anchor-type="paragraph" svg:x="0.226cm" svg:y="0.258cm" svg:width="14.884cm" svg:height="2.224cm" draw:z-index="4"><draw:object xlink:href="./Object 5" xlink:type="simple" xlink:show="embed" xlink:actuate="onLoad"/><draw:image xlink:href="./ObjectReplacements/Object 5" xlink:type="simple" xlink:show="embed" xlink:actuate="onLoad"/></draw:frame></text:p>
      <text:p text:style-name="Text_20_body"/>
      <text:p text:style-name="Text_20_body">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3" draw:name="Objet6" text:anchor-type="paragraph" svg:width="16.902cm" svg:height="5.849cm" draw:z-index="5"><draw:object xlink:href="./Object 6" xlink:type="simple" xlink:show="embed" xlink:actuate="onLoad"/><draw:image xlink:href="./ObjectReplacements/Object 6" xlink:type="simple" xlink:show="embed" xlink:actuate="onLoad"/></draw:frame><text:soft-page-break/></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Options des attributs<text:bookmark-end text:name="options_des_attributs"/></text:h>
      <text:p text:style-name="Text_20_body">Différentes options de présentation ou de comportement peuvent être appliquées sur les attributs. Ces options se déclarent dans la colonne "Options". Si plusieurs options sont nécessaires, elles doivent être séparé par le caractère | (pipe).</text:p>
      <text:p text:style-name="Preformatted_20_Text">exemple : esize=3|elabel=saisissez votre prénom</text:p>
      <text:p text:style-name="Preformatted_20_Text"/>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style-name="Tableau29.1">
          <table:table-cell table:style-name="Tableau29.A2" table:number-columns-spanned="3" office:value-type="string">
            <text:p text:style-name="P3">Options générales</text:p>
          </table:table-cell>
          <table:covered-table-cell/>
          <table:covered-table-cell/>
        </table:table-row>
        <table:table-row table:style-name="Tableau29.1">
          <table:table-cell table:style-name="Tableau29.A2" office:value-type="string">
            <text:p text:style-name="P2">version </text:p>
          </table:table-cell>
          <table:table-cell table:style-name="Tableau29.A2" office:value-type="string">
            <text:p text:style-name="P1">Mettre à 'yes' pour indiquer que la valeur de l'attribut fait partie de la composition de la version </text:p>
          </table:table-cell>
          <table:table-cell table:style-name="Tableau29.A2" office:value-type="string">
            <text:p text:style-name="P1"/>
          </table:table-cell>
        </table:table-row>
        <table:table-row table:style-name="Tableau29.1">
          <table:table-cell table:style-name="Tableau29.A2" office:value-type="string">
            <text:p text:style-name="P2">vlabel </text:p>
          </table:table-cell>
          <table:table-cell table:style-name="Tableau29.A2" office:value-type="string">
            <text:p text:style-name="P1">Visualisation du libellé en consultation et en édition. Les valeurs possibles sont :. </text:p>
            <text:list xml:id="list356675387" text:style-name="L2">
              <text:list-item>
                <text:p text:style-name="P10"><text:span text:style-name="Source_20_Text">"left"</text:span> par défaut affiche le libellé à gauche de la valeur. </text:p>
              </text:list-item>
              <text:list-item>
                <text:p text:style-name="P10"><text:span text:style-name="Source_20_Text">"up"</text:span> l'affiche dessus en souligné. </text:p>
              </text:list-item>
              <text:list-item>
                <text:p text:style-name="P10"><text:span text:style-name="Source_20_Text">"none"</text:span> ne l'affiche pas. </text:p>
              </text:list-item>
            </text:list>
            <text:p text:style-name="P1">Dans le cas de <text:span text:style-name="Source_20_Text">up</text:span> et <text:span text:style-name="Source_20_Text">none</text:span>, la valeur de l'attribut prend la largeur de la fenêtre affichée. </text:p>
            <text:p text:style-name="P1">Pour les cadres et les onglets, les valeurs ne peuvent être que "up" (par défaut) ou "none" </text:p>
            <text:p text:style-name="P1">Pour les tableaux si le vlabel n'est pas précisé, il est considéré comme "up" en édition et comme "left" en consultation. </text:p>
          </table:table-cell>
          <table:table-cell table:style-name="Tableau29.A2" office:value-type="string">
            <text:p text:style-name="P1"/>
          </table:table-cell>
        </table:table-row>
        <table:table-row table:style-name="Tableau29.1">
          <table:table-cell table:style-name="Tableau29.A2" office:value-type="string">
            <text:p text:style-name="P2">showempty </text:p>
          </table:table-cell>
          <table:table-cell table:style-name="Tableau29.A2"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span text:style-name="Source_20_Text"><text:span text:style-name="T6">'. L'option showempty n'est appliquée que pour les vues HTML (elle n'est donc pas appliquée sur les vues OOo).</text:span></text:span></text:p>
          </table:table-cell>
          <table:table-cell table:style-name="Tableau29.A2" office:value-type="string">
            <text:p text:style-name="P1"/>
          </table:table-cell>
        </table:table-row>
        <table:table-row table:style-name="Tableau29.1">
          <table:table-cell table:style-name="Tableau29.A2" office:value-type="string">
            <text:p text:style-name="P2">sortable </text:p>
          </table:table-cell>
          <table:table-cell table:style-name="Tableau29.A2" office:value-type="string">
            <text:p text:style-name="P1">Prend la valeur yes ou no. Cela vaut yes par défaut. Cette option indique si l'attribut est triable.</text:p>
          </table:table-cell>
          <table:table-cell table:style-name="Tableau29.A2" office:value-type="string">
            <text:p text:style-name="P1">Version ≥ 3.0.11</text:p>
          </table:table-cell>
        </table:table-row>
        <table:table-row table:style-name="Tableau29.1">
          <table:table-cell table:style-name="Tableau29.A1" table:number-columns-spanned="3" office:value-type="string">
            <text:p text:style-name="P3">Options pour les hyperliens</text:p>
          </table:table-cell>
          <table:covered-table-cell/>
          <table:covered-table-cell/>
        </table:table-row>
        <table:table-row table:style-name="Tableau29.1">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style-name="Tableau29.1">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style-name="Tableau29.1">
          <table:table-cell table:style-name="Tableau29.A1" office:value-type="string">
            <text:p text:style-name="P2">ltarget </text:p>
          </table:table-cell>
          <table:table-cell table:style-name="Tableau29.A1" office:value-type="string">
            <text:p text:style-name="P1">Nom de la fenêtre destinataire de l'hyperlien. Par défaut _self. </text:p>
          </table:table-cell>
          <table:table-cell table:style-name="Tableau29.A1" office:value-type="string">
            <text:p text:style-name="P1"><text:bookmark-start text:name="__DdeLink__69954_1983603133"/>hyperlien valide<text:bookmark-end text:name="__DdeLink__69954_1983603133"/> </text:p>
          </table:table-cell>
        </table:table-row>
        <text:soft-page-break/>
        <table:table-row table:style-name="Tableau29.1">
          <table:table-cell table:style-name="Tableau29.A2" office:value-type="string">
            <text:p text:style-name="P2">lconfirm</text:p>
          </table:table-cell>
          <table:table-cell table:style-name="Tableau29.A2" office:value-type="string">
            <text:p text:style-name="P1">indique si on veut un message de confirmation avant l'activation du lien. Mettre lconfirm=yes pour activer la confirmation.</text:p>
          </table:table-cell>
          <table:table-cell table:style-name="Tableau29.A2" office:value-type="string">
            <text:p text:style-name="P1">hyperlien valide</text:p>
          </table:table-cell>
        </table:table-row>
        <table:table-row table:style-name="Tableau29.1">
          <table:table-cell table:style-name="Tableau29.A2" office:value-type="string">
            <text:p text:style-name="P2">tconfirm</text:p>
          </table:table-cell>
          <table:table-cell table:style-name="Tableau29.A2" office:value-type="string">
            <text:p text:style-name="P1">texte de la confirmation</text:p>
          </table:table-cell>
          <table:table-cell table:style-name="Tableau29.A2" office:value-type="string">
            <text:p text:style-name="P1">si lconfirm=yes</text:p>
          </table:table-cell>
        </table:table-row>
        <table:table-row table:style-name="Tableau29.1">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style-name="Tableau29.1">
          <table:table-cell table:style-name="Tableau29.A1" table:number-columns-spanned="3" office:value-type="string">
            <text:p text:style-name="P3">Options pour pour les elink (extra lien)</text:p>
          </table:table-cell>
          <table:covered-table-cell/>
          <table:covered-table-cell/>
        </table:table-row>
        <table:table-row table:style-name="Tableau29.1">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
      <text:h text:style-name="Heading_20_5" text:outline-level="5">Options des onglets</text:h>
      <table:table table:name="Tableau26" table:style-name="Tableau26">
        <table:table-column table:style-name="Tableau26.A"/>
        <table:table-column table:style-name="Tableau26.B"/>
        <table:table-column table:style-name="Tableau26.C"/>
        <table:table-row>
          <table:table-cell table:style-name="Tableau26.A1" table:number-columns-spanned="3" office:value-type="string">
            <text:p text:style-name="P3">Options type tab</text:p>
          </table:table-cell>
          <table:covered-table-cell/>
          <table:covered-table-cell/>
        </table:table-row>
        <table:table-row>
          <table:table-cell table:style-name="Tableau26.A2" office:value-type="string">
            <text:p text:style-name="P2">viewonfly</text:p>
          </table:table-cell>
          <table:table-cell table:style-name="Tableau26.A2" office:value-type="string">
            <text:p text:style-name="P1">Indique que les attributs qui sont contenus dans l'onglet ne seront chargés sur une interface web que si l'utilisateur clique sur l'onglet. Cela réduit le temps de réponse pour les documents ayant de très nombreux attributs (plusieurs centaines).</text:p>
            <text:p text:style-name="P1">Cela n'est applicable que pour la consultation par défaut (pas pour l'édition).</text:p>
            <text:p text:style-name="P1">Mettre à 'yes' pour activer l'option.</text:p>
          </table:table-cell>
          <table:table-cell table:style-name="Tableau26.C2" office:value-type="string">
            <text:p text:style-name="P1">Limité aux type tab</text:p>
          </table:table-cell>
        </table:table-row>
        <table:table-row>
          <table:table-cell table:style-name="Tableau26.A3" office:value-type="string">
            <text:p text:style-name="P2">firstopen </text:p>
          </table:table-cell>
          <table:table-cell table:style-name="Tableau26.A3" office:value-type="string">
            <text:p text:style-name="P1">Indique que cet onglet doit être sélectionné à l'ouverture du document (consultation et rédaction). </text:p>
          </table:table-cell>
          <table:table-cell table:style-name="Tableau26.C3" office:value-type="string">
            <text:p text:style-name="P1">version ≥ 2.11.6 - Limité au type tab </text:p>
          </table:table-cell>
        </table:table-row>
      </table:table>
      <text:h text:style-name="Heading_20_5" text:outline-level="5">Options des cadres</text:h>
      <table:table table:name="Tableau37" table:style-name="Tableau37">
        <table:table-column table:style-name="Tableau37.A"/>
        <table:table-column table:style-name="Tableau37.B"/>
        <table:table-column table:style-name="Tableau37.C"/>
        <table:table-row>
          <table:table-cell table:style-name="Tableau37.A1" table:number-columns-spanned="3" office:value-type="string">
            <text:p text:style-name="P3">Options type frame</text:p>
          </table:table-cell>
          <table:covered-table-cell/>
          <table:covered-table-cell/>
        </table:table-row>
        <table:table-row>
          <table:table-cell table:style-name="Tableau37.A2" office:value-type="string">
            <text:p text:style-name="P2">bgcolor </text:p>
          </table:table-cell>
          <table:table-cell table:style-name="Tableau37.A2"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37.C2" office:value-type="string">
            <text:p text:style-name="P1">version ≥ 2.11.13 - Limité au type frame </text:p>
          </table:table-cell>
        </table:table-row>
      </table:table>
      <text:h text:style-name="Heading_20_5" text:outline-level="5">Options des tableaux</text:h>
      <table:table table:name="Tableau38" table:style-name="Tableau38">
        <table:table-column table:style-name="Tableau38.A"/>
        <table:table-column table:style-name="Tableau38.B"/>
        <table:table-column table:style-name="Tableau38.C"/>
        <table:table-row>
          <table:table-cell table:style-name="Tableau38.A1" table:number-columns-spanned="3" office:value-type="string">
            <text:p text:style-name="P3">Options type array</text:p>
          </table:table-cell>
          <table:covered-table-cell/>
          <table:covered-table-cell/>
        </table:table-row>
        <table:table-row>
          <table:table-cell table:style-name="Tableau38.A2" office:value-type="string">
            <text:p text:style-name="P2">sorttable </text:p>
          </table:table-cell>
          <table:table-cell table:style-name="Tableau38.A2"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38.C2" office:value-type="string">
            <text:p text:style-name="P1">version ≥ 2.11.8 - Limité au type array </text:p>
          </table:table-cell>
        </table:table-row>
        <table:table-row>
          <table:table-cell table:style-name="Tableau38.A3" office:value-type="string">
            <text:p text:style-name="P2">empty </text:p>
          </table:table-cell>
          <table:table-cell table:style-name="Tableau38.A3" office:value-type="string">
            <text:p text:style-name="P1">Indique que le tableau s'il est vide ne doit pas afficher la première rangée.<text:line-break/><text:span text:style-name="Source_20_Text">empty=yes</text:span> </text:p>
          </table:table-cell>
          <table:table-cell table:style-name="Tableau38.C3" office:value-type="string">
            <text:p text:style-name="P1">version ≥ 2.11.8 - Limité au type array </text:p>
          </table:table-cell>
        </table:table-row>
        <table:table-row>
          <table:table-cell table:style-name="Tableau38.A3" office:value-type="string">
            <text:p text:style-name="P2">userowadd</text:p>
          </table:table-cell>
          <table:table-cell table:style-name="Tableau38.A3" office:value-type="string">
            <text:p text:style-name="P1">Affiche le bouton pour ajouter une rangée. </text:p>
            <text:p text:style-name="P1">si userowadd=no le bouton d'ajout ne sera pas affiché.</text:p>
            <text:p text:style-name="P1">Cela permet de ne pas être en conflit si le tableau doit être rempli par un code spécifique sur l'interface.</text:p>
            <text:p text:style-name="P1">par défaut userowadd est égale à "yes".</text:p>
          </table:table-cell>
          <table:table-cell table:style-name="Tableau38.C3" office:value-type="string">
            <text:p text:style-name="P1">Limité au type array</text:p>
          </table:table-cell>
        </table:table-row>
        <table:table-row>
          <table:table-cell table:style-name="Tableau38.A3" office:value-type="string">
            <text:p text:style-name="P2">cellbodystyle</text:p>
          </table:table-cell>
          <table:table-cell table:style-name="Tableau38.A3" office:value-type="string">
            <text:p text:style-name="P1">style css appliqué sur le cellule de tableau.</text:p>
            <text:p text:style-name="P1">cellbodystyle=background-color:red</text:p>
          </table:table-cell>
          <table:table-cell table:style-name="Tableau38.C3" office:value-type="string">
            <text:p text:style-name="P1">Limité au type array </text:p>
          </table:table-cell>
        </table:table-row>
        <table:table-row>
          <table:table-cell table:style-name="Tableau38.A3" office:value-type="string">
            <text:p text:style-name="P2">className</text:p>
          </table:table-cell>
          <table:table-cell table:style-name="Tableau38.A3" office:value-type="string">
            <text:p text:style-name="P1">nom d'une classe css appliquée à la cellule</text:p>
          </table:table-cell>
          <table:table-cell table:style-name="Tableau38.C3" office:value-type="string">
            <text:p text:style-name="P1">Limité au type array</text:p>
          </table:table-cell>
        </table:table-row>
        <table:table-row>
          <table:table-cell table:style-name="Tableau38.A3" office:value-type="string">
            <text:p text:style-name="P2">twidth</text:p>
          </table:table-cell>
          <table:table-cell table:style-name="Tableau38.A3" office:value-type="string">
            <text:p text:style-name="P1">largeur du tableau (par défaut twidth=100%)</text:p>
          </table:table-cell>
          <table:table-cell table:style-name="Tableau38.C3" office:value-type="string">
            <text:p text:style-name="P1">Limité au type array</text:p>
          </table:table-cell>
        </table:table-row>
        <text:soft-page-break/>
        <table:table-row>
          <table:table-cell table:style-name="Tableau38.A3" office:value-type="string">
            <text:p text:style-name="P2">cellheadstyle</text:p>
          </table:table-cell>
          <table:table-cell table:style-name="Tableau38.A3" office:value-type="string">
            <text:p text:style-name="P1">style css appliqué sur les cellules de l'entête de tableau</text:p>
          </table:table-cell>
          <table:table-cell table:style-name="Tableau38.C3" office:value-type="string">
            <text:p text:style-name="P1"/>
          </table:table-cell>
        </table:table-row>
        <table:table-row>
          <table:table-cell table:style-name="Tableau38.A3" office:value-type="string">
            <text:p text:style-name="P2">cellbodystyle</text:p>
          </table:table-cell>
          <table:table-cell table:style-name="Tableau38.A3" office:value-type="string">
            <text:p text:style-name="P1">style css appliqué sur les cellules du corps de tableau</text:p>
          </table:table-cell>
          <table:table-cell table:style-name="Tableau38.C3" office:value-type="string">
            <text:p text:style-name="P1"/>
          </table:table-cell>
        </table:table-row>
        <table:table-row>
          <table:table-cell table:style-name="Tableau38.A3" office:value-type="string">
            <text:p text:style-name="P2">align </text:p>
          </table:table-cell>
          <table:table-cell table:style-name="Tableau38.A3"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color </text:p>
          </table:table-cell>
          <table:table-cell table:style-name="Tableau38.A3" office:value-type="string">
            <text:p text:style-name="P1">couleur du texte pour l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bgcolor </text:p>
          </table:table-cell>
          <table:table-cell table:style-name="Tableau38.A3" office:value-type="string">
            <text:p text:style-name="P1">couleur du fond d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height </text:p>
          </table:table-cell>
          <table:table-cell table:style-name="Tableau38.A3"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38.C3" office:value-type="string">
            <text:p text:style-name="P1">uniquement pour les attributs de type tableau. (version &gt;= 2.8.1) </text:p>
          </table:table-cell>
        </table:table-row>
        <table:table-row>
          <table:table-cell table:style-name="Tableau38.A3" office:value-type="string">
            <text:p text:style-name="P2">cwidth </text:p>
          </table:table-cell>
          <table:table-cell table:style-name="Tableau38.A3" office:value-type="string">
            <text:p text:style-name="P1">largeur de la colonne pour des attributs présents dans un tableau peut être exprimer en pixel (100px) ou en poucentage (30%) </text:p>
          </table:table-cell>
          <table:table-cell table:style-name="Tableau38.C3" office:value-type="string">
            <text:p text:style-name="P1">pour les attributs de tableaux </text:p>
          </table:table-cell>
        </table:table-row>
      </table:table>
      <text:h text:style-name="Heading_20_5" text:outline-level="5">Options des fichiers</text:h>
      <table:table table:name="Tableau28" table:style-name="Tableau28">
        <table:table-column table:style-name="Tableau28.A"/>
        <table:table-column table:style-name="Tableau28.B"/>
        <table:table-column table:style-name="Tableau28.C"/>
        <table:table-row>
          <table:table-cell table:style-name="Tableau28.A1" table:number-columns-spanned="3" office:value-type="string">
            <text:p text:style-name="P3">Options type file, image</text:p>
          </table:table-cell>
          <table:covered-table-cell/>
          <table:covered-table-cell/>
        </table:table-row>
        <table:table-row>
          <table:table-cell table:style-name="Tableau28.A2" office:value-type="string">
            <text:p text:style-name="P2">viewfiletype</text:p>
          </table:table-cell>
          <table:table-cell table:style-name="Tableau28.A2" office:value-type="string">
            <text:p text:style-name="P1">Indique que le fichier sera vu directement sur le navigateur. Il peut prendre la valeur 'pdf' ou 'image'.</text:p>
            <text:p text:style-name="P1">Il ne sera pris en compte que si le fichier a une version 'pdf' générée par le moteur de transformation.</text:p>
          </table:table-cell>
          <table:table-cell table:style-name="Tableau28.C2" office:value-type="string">
            <text:p text:style-name="P1">Version <text:s/>≥ 3.0.18</text:p>
            <text:p text:style-name="P1">Limité au type file</text:p>
          </table:table-cell>
        </table:table-row>
        <table:table-row>
          <table:table-cell table:style-name="Tableau28.A3" office:value-type="string">
            <text:p text:style-name="P2">pdffile</text:p>
          </table:table-cell>
          <table:table-cell table:style-name="Tableau28.A3" office:value-type="string">
            <text:p text:style-name="P1">Utilisé avec l'option viewfiletype. Indique l'attribut qui a le fichier pdf correspondant au fichier original.</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viewfileheigth</text:p>
          </table:table-cell>
          <table:table-cell table:style-name="Tableau28.A3" office:value-type="string">
            <text:p text:style-name="P1">Utilisé avec l'option viewfiletype. Indique la hauteur du rendu affiché sur le navigateur. Cette taille peut être exprimée en pixel ou en %. Si 100% est mis, la hauteur sera lié à la hauteur de la fenêtre du navigateur.</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template </text:p>
          </table:table-cell>
          <table:table-cell table:style-name="Tableau28.A3" office:value-type="string">
            <text:p text:style-name="P1">Prend la valeur static ou dynamic. Indique si l'attribut file est un template et s'il doit être recalculé dynamiquement (dynamic) ou pas (static)</text:p>
          </table:table-cell>
          <table:table-cell table:style-name="Tableau28.C3" office:value-type="string">
            <text:p text:style-name="P1">Version ≥ 3.0.7 - Limité aux types file</text:p>
          </table:table-cell>
        </table:table-row>
        <table:table-row>
          <table:table-cell table:style-name="Tableau28.A3" office:value-type="string">
            <text:p text:style-name="P2">hideindav </text:p>
          </table:table-cell>
          <table:table-cell table:style-name="Tableau28.A3" office:value-type="string">
            <text:p text:style-name="P1">Prend la valeur yes ou no. Cela vaut no par défaut. Le fichier correspondant à cet attribut n'apparaîtra jamais dans le dav.</text:p>
          </table:table-cell>
          <table:table-cell table:style-name="Tableau28.C3" office:value-type="string">
            <text:p text:style-name="P1">Version ≥ 3.0.11</text:p>
            <text:p text:style-name="P1">Limité aux types file et image</text:p>
          </table:table-cell>
        </table:table-row>
        <table:table-row>
          <table:table-cell table:style-name="Tableau28.A3" office:value-type="string">
            <text:p text:style-name="P2">preventfilechange </text:p>
          </table:table-cell>
          <table:table-cell table:style-name="Tableau28.A3"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8.C3" office:value-type="string">
            <text:p text:style-name="P1">version ≥ 2.12.9 - Limité aux types file et image </text:p>
          </table:table-cell>
        </table:table-row>
        <table:table-row>
          <table:table-cell table:style-name="Tableau28.A3" office:value-type="string">
            <text:p text:style-name="P2">search </text:p>
          </table:table-cell>
          <table:table-cell table:style-name="Tableau28.A3"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8.C3" office:value-type="string">
            <text:p text:style-name="P1">version ≥ 2.9.3 - Limité au type file </text:p>
          </table:table-cell>
        </table:table-row>
        <text:soft-page-break/>
        <table:table-row>
          <table:table-cell table:style-name="Tableau28.A3" office:value-type="string">
            <text:p text:style-name="P2">inline </text:p>
          </table:table-cell>
          <table:table-cell table:style-name="Tableau28.A3"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8.C3" office:value-type="string">
            <text:p text:style-name="P1">version ≥ 2.9.4 - Limité au type image </text:p>
          </table:table-cell>
        </table:table-row>
        <table:table-row>
          <table:table-cell table:style-name="Tableau28.A3" office:value-type="string">
            <text:p text:style-name="P2">rn </text:p>
          </table:table-cell>
          <table:table-cell table:style-name="Tableau28.A3"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8.C3" office:value-type="string">
            <text:p text:style-name="P1">version ≥ 2.11.1 - Limité aux types file et image </text:p>
          </table:table-cell>
        </table:table-row>
        <table:table-row>
          <table:table-cell table:style-name="Tableau28.A3" office:value-type="string">
            <text:p text:style-name="P2">iwidth </text:p>
          </table:table-cell>
          <table:table-cell table:style-name="Tableau28.A3"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8.C3" office:value-type="string">
            <text:p text:style-name="P1">uniquement pour les attributs de type image. </text:p>
          </table:table-cell>
        </table:table-row>
      </table:table>
      <text:h text:style-name="Heading_20_5" text:outline-level="5">Options des textes</text:h>
      <table:table table:name="Tableau30" table:style-name="Tableau30">
        <table:table-column table:style-name="Tableau30.A"/>
        <table:table-column table:style-name="Tableau30.B"/>
        <table:table-column table:style-name="Tableau30.C"/>
        <table:table-row>
          <table:table-cell table:style-name="Tableau30.A1" table:number-columns-spanned="3" office:value-type="string">
            <text:p text:style-name="P3">Options type text</text:p>
          </table:table-cell>
          <table:covered-table-cell/>
          <table:covered-table-cell/>
        </table:table-row>
        <table:table-row>
          <table:table-cell table:style-name="Tableau30.A2" office:value-type="string">
            <text:p text:style-name="P2">elabel </text:p>
          </table:table-cell>
          <table:table-cell table:style-name="Tableau30.A2" office:value-type="string">
            <text:p text:style-name="P1">texte du tootips apparaissant lorsque la souris est sur le zone de saisie </text:p>
          </table:table-cell>
          <table:table-cell table:style-name="Tableau30.C2" office:value-type="string">
            <text:p text:style-name="P1"/>
          </table:table-cell>
        </table:table-row>
        <table:table-row>
          <table:table-cell table:style-name="Tableau30.A3" office:value-type="string">
            <text:p text:style-name="P2">esize </text:p>
          </table:table-cell>
          <table:table-cell table:style-name="Tableau30.A3" office:value-type="string">
            <text:p text:style-name="P1">taille de champs de saisie en caractères </text:p>
          </table:table-cell>
          <table:table-cell table:style-name="Tableau30.C3" office:value-type="string">
            <text:p text:style-name="P1"/>
          </table:table-cell>
        </table:table-row>
      </table:table>
      <text:h text:style-name="Heading_20_5" text:outline-level="5">Options des textes multilignes</text:h>
      <table:table table:name="Tableau39" table:style-name="Tableau39">
        <table:table-column table:style-name="Tableau39.A"/>
        <table:table-column table:style-name="Tableau39.B"/>
        <table:table-column table:style-name="Tableau39.C"/>
        <table:table-row>
          <table:table-cell table:style-name="Tableau39.A1" table:number-columns-spanned="3" office:value-type="string">
            <text:p text:style-name="P3">Options type longtext</text:p>
          </table:table-cell>
          <table:covered-table-cell/>
          <table:covered-table-cell/>
        </table:table-row>
        <table:table-row>
          <table:table-cell table:style-name="Tableau39.A2" office:value-type="string">
            <text:p text:style-name="P2">editheight </text:p>
          </table:table-cell>
          <table:table-cell table:style-name="Tableau39.A2" office:value-type="string">
            <text:p text:style-name="P1">hauteur de la zone d'édition : (400px par exemple) . Les valeurs exprimées en pourcentage ne sont pas possibles. </text:p>
          </table:table-cell>
          <table:table-cell table:style-name="Tableau39.C2" office:value-type="string">
            <text:p text:style-name="P1"/>
          </table:table-cell>
        </table:table-row>
        <table:table-row>
          <table:table-cell table:style-name="Tableau39.A3" office:value-type="string">
            <text:p text:style-name="P2">elabel </text:p>
          </table:table-cell>
          <table:table-cell table:style-name="Tableau39.A3" office:value-type="string">
            <text:p text:style-name="P1">texte du tootips apparaissant lorsque la souris est sur le zone de saisie </text:p>
          </table:table-cell>
          <table:table-cell table:style-name="Tableau39.C3" office:value-type="string">
            <text:p text:style-name="P1"/>
          </table:table-cell>
        </table:table-row>
      </table:table>
      <text:h text:style-name="Heading_20_5" text:outline-level="5">Options des textes formatés</text:h>
      <table:table table:name="Tableau40" table:style-name="Tableau40">
        <table:table-column table:style-name="Tableau40.A"/>
        <table:table-column table:style-name="Tableau40.B"/>
        <table:table-column table:style-name="Tableau40.C"/>
        <table:table-row>
          <table:table-cell table:style-name="Tableau40.A1" table:number-columns-spanned="3" office:value-type="string">
            <text:p text:style-name="P3">Options type htmltext</text:p>
          </table:table-cell>
          <table:covered-table-cell/>
          <table:covered-table-cell/>
        </table:table-row>
        <table:table-row>
          <table:table-cell table:style-name="Tableau40.A2" office:value-type="string">
            <text:p text:style-name="P2">htmlclean </text:p>
          </table:table-cell>
          <table:table-cell table:style-name="Tableau40.A2" office:value-type="string">
            <text:p text:style-name="P1">Nettoie les balises de fonts, de style etc. qui sont généralement issu d'un copier/coller (syntaxe : <text:span text:style-name="Source_20_Text">htmlclean=yes</text:span>) </text:p>
          </table:table-cell>
          <table:table-cell table:style-name="Tableau40.C2" office:value-type="string">
            <text:p text:style-name="P1"/>
          </table:table-cell>
        </table:table-row>
        <table:table-row>
          <table:table-cell table:style-name="Tableau40.A3" office:value-type="string">
            <text:p text:style-name="P2">editheight </text:p>
          </table:table-cell>
          <table:table-cell table:style-name="Tableau40.A3" office:value-type="string">
            <text:p text:style-name="P1">hauteur de la zone d'édition : (400px par exemple) . Les valeurs exprimées en pourcentage ne sont pas possibles. </text:p>
          </table:table-cell>
          <table:table-cell table:style-name="Tableau40.C3" office:value-type="string">
            <text:p text:style-name="P1"/>
          </table:table-cell>
        </table:table-row>
        <table:table-row>
          <table:table-cell table:style-name="Tableau40.A3" office:value-type="string">
            <text:p text:style-name="P2">toolbar </text:p>
          </table:table-cell>
          <table:table-cell table:style-name="Tableau40.A3" office:value-type="string">
            <text:p text:style-name="P1">référence de la barre de menu. </text:p>
          </table:table-cell>
          <table:table-cell table:style-name="Tableau40.C3" office:value-type="string">
            <text:p text:style-name="P1"><text:s/>Soit <text:span text:style-name="Source_20_Text">Simple</text:span> (le défaut), <text:span text:style-name="Source_20_Text">Basic</text:span> (juste gras et souligné), <text:span text:style-name="Source_20_Text">Default</text:span> (complet). </text:p>
          </table:table-cell>
        </table:table-row>
        <table:table-row>
          <table:table-cell table:style-name="Tableau40.A3" office:value-type="string">
            <text:p text:style-name="P2">toolbarexpand </text:p>
          </table:table-cell>
          <table:table-cell table:style-name="Tableau40.A3" office:value-type="string">
            <text:p text:style-name="P1">indique si la barre de menu doit être repliée ou non. Mettre à 'yes' (par défaut) pour la voir. Mettre à 'no' pour la replier </text:p>
          </table:table-cell>
          <table:table-cell table:style-name="Tableau40.C3" office:value-type="string">
            <text:p text:style-name="P1"/>
          </table:table-cell>
        </table:table-row>
      </table:table>
      <text:h text:style-name="Heading_20_5" text:outline-level="5">Options des énumérés</text:h>
      <table:table table:name="Tableau41" table:style-name="Tableau41">
        <table:table-column table:style-name="Tableau41.A"/>
        <table:table-column table:style-name="Tableau41.B"/>
        <table:table-column table:style-name="Tableau41.C"/>
        <table:table-row>
          <table:table-cell table:style-name="Tableau41.A1" table:number-columns-spanned="3" office:value-type="string">
            <text:p text:style-name="P3">Options type enum</text:p>
          </table:table-cell>
          <table:covered-table-cell/>
          <table:covered-table-cell/>
        </table:table-row>
        <table:table-row>
          <table:table-cell table:style-name="Tableau41.A2" office:value-type="string">
            <text:p text:style-name="P2">eunset</text:p>
          </table:table-cell>
          <table:table-cell table:style-name="Tableau41.A2" office:value-type="string">
            <text:p text:style-name="P1">Permet d'indiquer qu'un énuméré sera vide par défaut. Sinon il prendra la première des valeurs de l'énuméré.</text:p>
            <text:p text:style-name="P1"><text:soft-page-break/>S'il y a une valeur par défaut l'option eunset est inopérante. Mettre eunset=yes</text:p>
          </table:table-cell>
          <table:table-cell table:style-name="Tableau41.C2" office:value-type="string">
            <text:p text:style-name="P1">enum seulement</text:p>
          </table:table-cell>
        </table:table-row>
        <table:table-row>
          <table:table-cell table:style-name="Tableau41.A3" office:value-type="string">
            <text:p text:style-name="P2">eformat</text:p>
          </table:table-cell>
          <table:table-cell table:style-name="Tableau41.A3" office:value-type="string">
            <text:p text:style-name="P1">Mode d'affichage de l'énuméré</text:p>
            <text:list xml:id="list1893657946" text:style-name="L5">
              <text:list-item>
                <text:p text:style-name="P11">list (par défaut)</text:p>
              </text:list-item>
              <text:list-item>
                <text:p text:style-name="P11">vcheck</text:p>
              </text:list-item>
              <text:list-item>
                <text:p text:style-name="P11">hcheck</text:p>
              </text:list-item>
              <text:list-item>
                <text:p text:style-name="P11">auto</text:p>
              </text:list-item>
              <text:list-item>
                <text:p text:style-name="P11">bool </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18</text:bookmark-ref></text:p>
          </table:table-cell>
        </table:table-row>
        <table:table-row>
          <table:table-cell table:style-name="Tableau41.A3" office:value-type="string">
            <text:p text:style-name="P2">etype</text:p>
          </table:table-cell>
          <table:table-cell table:style-name="Tableau41.A3" office:value-type="string">
            <text:p text:style-name="P1">Type de l'énuméré</text:p>
            <text:list xml:id="list1592165038" text:style-name="L6">
              <text:list-item>
                <text:p text:style-name="P12">close (par défaut)</text:p>
              </text:list-item>
              <text:list-item>
                <text:p text:style-name="P12">open</text:p>
              </text:list-item>
              <text:list-item>
                <text:p text:style-name="P12">free</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18</text:bookmark-ref></text:p>
          </table:table-cell>
        </table:table-row>
        <table:table-row>
          <table:table-cell table:style-name="Tableau41.A3" office:value-type="string">
            <text:p text:style-name="P2">bmenu </text:p>
          </table:table-cell>
          <table:table-cell table:style-name="Tableau41.A3" office:value-type="string">
            <text:p text:style-name="P1">mettre à no si l'attribut ne doit pas apparaître dans les menus des application GENERIC. </text:p>
          </table:table-cell>
          <table:table-cell table:style-name="Tableau41.C3" office:value-type="string">
            <text:p text:style-name="P1">pour les attributs de type enum </text:p>
          </table:table-cell>
        </table:table-row>
        <table:table-row>
          <table:table-cell table:style-name="Tableau41.A3" office:value-type="string">
            <text:p text:style-name="P2">system </text:p>
          </table:table-cell>
          <table:table-cell table:style-name="Tableau41.A3" office:value-type="string">
            <text:p text:style-name="P1">mettre à yes si les éléments de l'énuméré doivent être écrasés par la nouvelle définition </text:p>
          </table:table-cell>
          <table:table-cell table:style-name="Tableau41.C3" office:value-type="string">
            <text:p text:style-name="P1">pour les attributs de type enum </text:p>
          </table:table-cell>
        </table:table-row>
        <table:table-row>
          <table:table-cell table:style-name="Tableau41.A3" office:value-type="string">
            <text:p text:style-name="P2">mselectsize </text:p>
          </table:table-cell>
          <table:table-cell table:style-name="Tableau41.A3" office:value-type="string">
            <text:p text:style-name="P1">Indique le nombre d'items présentés pour les attributs énumérés multiples. Par défaut 3 </text:p>
          </table:table-cell>
          <table:table-cell table:style-name="Tableau41.C3" office:value-type="string">
            <text:p text:style-name="P1">version ≥ 2.11.11 - Limité au type enum multiple sans option eformat </text:p>
          </table:table-cell>
        </table:table-row>
        <table:table-row>
          <table:table-cell table:style-name="Tableau41.A3" office:value-type="string">
            <text:p text:style-name="P2">boolcolor </text:p>
          </table:table-cell>
          <table:table-cell table:style-name="Tableau41.A3"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41.C3" office:value-type="string">
            <text:p text:style-name="P1">limité aux énumérés booléen</text:p>
          </table:table-cell>
        </table:table-row>
      </table:table>
      <text:h text:style-name="Heading_20_5" text:outline-level="5">Options des relations</text:h>
      <table:table table:name="Tableau42" table:style-name="Tableau42">
        <table:table-column table:style-name="Tableau42.A"/>
        <table:table-column table:style-name="Tableau42.B"/>
        <table:table-column table:style-name="Tableau42.C"/>
        <table:table-row>
          <table:table-cell table:style-name="Tableau42.A1" table:number-columns-spanned="3" office:value-type="string">
            <text:p text:style-name="P3">Options type docid</text:p>
          </table:table-cell>
          <table:covered-table-cell/>
          <table:covered-table-cell/>
        </table:table-row>
        <table:table-row>
          <table:table-cell table:style-name="Tableau42.A2" office:value-type="string">
            <text:p text:style-name="P2">creation</text:p>
          </table:table-cell>
          <table:table-cell table:style-name="Tableau42.A2" office:value-type="string">
            <text:p text:style-name="P1">Indique qu'un document de la famille de la relation pourra être créé depuis le formulaire. Un bouton permet d'afficher un nouveau formulaire pour saisir le nouveau document. A la fin de la sauvegarde celui-ci sera inséré dans le document d'origine. Si la relation est déjà renseignée le formulaire de modification du document lié sera affiché sinon une demande de création sera affichée. Pour les relations multiples (option multiple=yes), le nouveau document sera inséré dans la liste des documents.</text:p>
            <text:p text:style-name="P1">La manière la plus simple de le renseigner et de mettre </text:p>
            <text:p text:style-name="P1">"creation=yes". Ceci indique simplement la mise à disposition d'une création de document avec les valeurs par défaut.</text:p>
            <text:p text:style-name="P1"/>
            <text:p text:style-name="P1">Cette option peut aussi avoir comme paramétrage un objet écrit de la manière suivante :</text:p>
            <text:p text:style-name="Preformatted_20_Text">creation={an_name:CT,an_reference :"une référence", an_target:en_source}</text:p>
            <text:p text:style-name="P1">Cet exemple indique que lors d'une création, l'attribut an_name du nouveau document aura la valeur saisie dans l'attribut relation, l'attribut an_reference aura la valeur "une référence" et l'attribut an_target aura la valeur de l'attribut en_source du formulaire originel au moment de la demande de création.</text:p>
            <text:p text:style-name="P1"/>
            <text:p text:style-name="P1">De plus les options suivantes sont disponibles :</text:p>
            <text:p text:style-name="P1">autoclose :"yes" </text:p>
            <text:p text:style-name="P1">recallhelper :"yes"</text:p>
            <text:p text:style-name="P1"><text:soft-page-break/></text:p>
            <text:p text:style-name="P1">L'option autoclose indique que le formulaire annexe une fois validé sera fermé.</text:p>
            <text:p text:style-name="Preformatted_20_Text">creation={autoclose :"yes"}</text:p>
            <text:p text:style-name="P1">L'option recallhelper indique que l'on réappelera la fonction d'aide à la saisie associée après l'ajout. ceci est peut être utile dans le cas où l'aide à la saisie spécifique remplis d'autres attributs que le titre la relation elle même .</text:p>
            <text:p text:style-name="Preformatted_20_Text">creation={recallhelper:"yes"}</text:p>
            <text:p text:style-name="Preformatted_20_Text"/>
            <text:p text:style-name="Table_20_Contents">Si le document lié n'est pas accessible en écriture, il sera alors affiché en lecture. De même, le bouton n’apparaîtra que si l'utilisateur a le droit en création sur la famille liée.</text:p>
          </table:table-cell>
          <table:table-cell table:style-name="Tableau42.C2" office:value-type="string">
            <text:p text:style-name="P1">Version <text:s/>≥ 3.1.0</text:p>
            <text:p text:style-name="P1">Limité au type docid</text:p>
            <text:p text:style-name="P1"/>
            <text:p text:style-name="P1">Le type doit comporter la référence à une famille.</text:p>
          </table:table-cell>
        </table:table-row>
        <table:table-row>
          <table:table-cell table:style-name="Tableau42.A3" office:value-type="string">
            <text:p text:style-name="P2">docrev </text:p>
          </table:table-cell>
          <table:table-cell table:style-name="Tableau42.A3"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42.C3" office:value-type="string">
            <text:p text:style-name="P1">version ≥ 3.0 - Limité aux types docid en visibilité W </text:p>
          </table:table-cell>
        </table:table-row>
        <table:table-row>
          <table:table-cell table:style-name="Tableau42.A3" office:value-type="string">
            <text:p text:style-name="P2">multiple </text:p>
          </table:table-cell>
          <table:table-cell table:style-name="Tableau42.A3" office:value-type="string">
            <text:p text:style-name="P1">Indique si la relation a plusieurs choix possibles afin d'indiquer la possibilité de lier plusieurs documents d'une même famille <text:line-break/>Mettre <text:span text:style-name="Source_20_Text">multiple=yes</text:span> </text:p>
          </table:table-cell>
          <table:table-cell table:style-name="Tableau42.C3" office:value-type="string">
            <text:p text:style-name="P1"/>
          </table:table-cell>
        </table:table-row>
        <table:table-row>
          <table:table-cell table:style-name="Tableau42.A3" office:value-type="string">
            <text:p text:style-name="P2">doctitle </text:p>
          </table:table-cell>
          <table:table-cell table:style-name="Tableau42.A3"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42.C3" office:value-type="string">
            <text:p text:style-name="P1"/>
          </table:table-cell>
        </table:table-row>
        <table:table-row>
          <table:table-cell table:style-name="Tableau42.A3" office:value-type="string">
            <text:p text:style-name="P2">isuser </text:p>
          </table:table-cell>
          <table:table-cell table:style-name="Tableau42.A3"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42.C3" office:value-type="string">
            <text:p text:style-name="P1">version ≥ 2.11.3 - Limité au type docid </text:p>
          </table:table-cell>
        </table:table-row>
      </table:table>
      <text:h text:style-name="Heading_20_5" text:outline-level="5">Options des comptes</text:h>
      <table:table table:name="Tableau6" table:style-name="Tableau6">
        <table:table-column table:style-name="Tableau6.A"/>
        <table:table-column table:style-name="Tableau6.B"/>
        <table:table-column table:style-name="Tableau6.C"/>
        <table:table-row>
          <table:table-cell table:style-name="Tableau6.A1" table:number-columns-spanned="3" office:value-type="string">
            <text:p text:style-name="P3">Options type account</text:p>
          </table:table-cell>
          <table:covered-table-cell/>
          <table:covered-table-cell/>
        </table:table-row>
        <table:table-row>
          <table:table-cell table:style-name="Tableau6.A2" office:value-type="string">
            <text:p text:style-name="P2">multiple </text:p>
          </table:table-cell>
          <table:table-cell table:style-name="Tableau6.A2" office:value-type="string">
            <text:p text:style-name="P1">Afin d'indiquer la possibilité de lier plusieurs comptes<text:line-break/>Mettre <text:span text:style-name="Source_20_Text">multiple=yes</text:span> </text:p>
          </table:table-cell>
          <table:table-cell table:style-name="Tableau6.C2" office:value-type="string">
            <text:p text:style-name="P1"/>
          </table:table-cell>
        </table:table-row>
        <table:table-row>
          <table:table-cell table:style-name="Tableau6.A3" office:value-type="string">
            <text:p text:style-name="P2">role</text:p>
          </table:table-cell>
          <table:table-cell table:style-name="Tableau6.A3" office:value-type="string">
            <text:p text:style-name="P1">Restriction sur les comptes. Seuls les utilisateurs ayant ce rôle peuvent être indiqués</text:p>
            <text:p text:style-name="P1">"role=chimist" indique que seuls les utilisateurs ayant le rôle chimiste sont un choix possible</text:p>
            <text:p text:style-name="P1">"role=chimist,physician" indique une restriction aux rôles chimiste ou phycicien.</text:p>
            <text:p text:style-name="P1">La référence est celle du l'attribut "role_login" (attribut référence).</text:p>
          </table:table-cell>
          <table:table-cell table:style-name="Tableau6.C3" office:value-type="string">
            <text:p text:style-name="P1">voir le mécanisme de délégation.</text:p>
          </table:table-cell>
        </table:table-row>
        <table:table-row>
          <table:table-cell table:style-name="Tableau6.A3" office:value-type="string">
            <text:p text:style-name="P2">group</text:p>
          </table:table-cell>
          <table:table-cell table:style-name="Tableau6.A3" office:value-type="string">
            <text:p text:style-name="P1">Restriction sur les comptes. Seuls les utilisateurs appartenant à ce groupe peuvent être indiqué</text:p>
            <text:p text:style-name="P1"><text:soft-page-break/>"group=desk4" indique que seuls les utilisateurs du groupe "desk4" ou ces descendants sont un choix possible.</text:p>
            <text:p text:style-name="P1">"group=desk4, desk5" indique que les utilisateurs des groupes "desk4 ou desk5 sont des choix possibles</text:p>
          </table:table-cell>
          <table:table-cell table:style-name="Tableau6.C3" office:value-type="string">
            <text:p text:style-name="P1"/>
          </table:table-cell>
        </table:table-row>
        <table:table-row>
          <table:table-cell table:style-name="Tableau6.A5" office:value-type="string">
            <text:p text:style-name="P2">match</text:p>
          </table:table-cell>
          <table:table-cell table:style-name="Tableau6.A5" office:value-type="string">
            <text:p text:style-name="P1">Type de compte :</text:p>
            <text:list xml:id="list633288010" text:style-name="L7">
              <text:list-item>
                <text:p text:style-name="P13">user (par défaut) : compte utilisateur</text:p>
              </text:list-item>
              <text:list-item>
                <text:p text:style-name="P13">groupe : groupe d'utilisateur</text:p>
              </text:list-item>
              <text:list-item>
                <text:p text:style-name="P13">role : rôle </text:p>
              </text:list-item>
              <text:list-item>
                <text:p text:style-name="P13">all : tout type</text:p>
              </text:list-item>
            </text:list>
          </table:table-cell>
          <table:table-cell table:style-name="Tableau6.C5" office:value-type="string">
            <text:p text:style-name="P1"/>
          </table:table-cell>
        </table:table-row>
      </table:table>
      <text:h text:style-name="Heading_20_5" text:outline-level="5"/>
      <text:h text:style-name="Heading_20_5" text:outline-level="5">Options des menus</text:h>
      <table:table table:name="Tableau43" table:style-name="Tableau43">
        <table:table-column table:style-name="Tableau43.A"/>
        <table:table-column table:style-name="Tableau43.B"/>
        <table:table-column table:style-name="Tableau43.C"/>
        <table:table-row>
          <table:table-cell table:style-name="Tableau43.A1" table:number-columns-spanned="3" office:value-type="string">
            <text:p text:style-name="P3">Options type menu et action</text:p>
          </table:table-cell>
          <table:covered-table-cell/>
          <table:covered-table-cell/>
        </table:table-row>
        <table:table-row>
          <table:table-cell table:style-name="Tableau43.A2" office:value-type="string">
            <text:p text:style-name="P2">global </text:p>
          </table:table-cell>
          <table:table-cell table:style-name="Tableau43.A2"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43.C2" office:value-type="string">
            <text:p text:style-name="P1">pour les attributs de type menu </text:p>
          </table:table-cell>
        </table:table-row>
        <table:table-row>
          <table:table-cell table:style-name="Tableau43.A3" office:value-type="string">
            <text:p text:style-name="P2">onlyglobal </text:p>
          </table:table-cell>
          <table:table-cell table:style-name="Tableau43.A3"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43.C3" office:value-type="string">
            <text:p text:style-name="P1">pour les attributs de type menu </text:p>
          </table:table-cell>
        </table:table-row>
        <table:table-row>
          <table:table-cell table:style-name="Tableau43.A3" office:value-type="string">
            <text:p text:style-name="P2">lconfirm </text:p>
          </table:table-cell>
          <table:table-cell table:style-name="Tableau43.A3" office:value-type="string">
            <text:p text:style-name="P1">Mettre à yes pour afficher un message de confirmation avant l'activation du lien </text:p>
          </table:table-cell>
          <table:table-cell table:style-name="Tableau43.C3" office:value-type="string">
            <text:p text:style-name="P1">pour les attributs de type menu </text:p>
          </table:table-cell>
        </table:table-row>
        <table:table-row>
          <table:table-cell table:style-name="Tableau43.A3" office:value-type="string">
            <text:p text:style-name="P2">tconfirm</text:p>
          </table:table-cell>
          <table:table-cell table:style-name="Tableau43.A3" office:value-type="string">
            <text:p text:style-name="P1">Question fermée apparaissant pour la confirmation.</text:p>
            <text:p text:style-name="P1">Par défaut : "êtes vous sûr ?"</text:p>
          </table:table-cell>
          <table:table-cell table:style-name="Tableau43.C3" office:value-type="string">
            <text:p text:style-name="P1">pour les attributs de type menu </text:p>
          </table:table-cell>
        </table:table-row>
        <table:table-row>
          <table:table-cell table:style-name="Tableau43.A3" office:value-type="string">
            <text:p text:style-name="P2">mwidth </text:p>
          </table:table-cell>
          <table:table-cell table:style-name="Tableau43.A3" office:value-type="string">
            <text:p text:style-name="P1">Largeur de la fenêtre destinataire de l'hyperlien. Par défaut 4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mheight </text:p>
          </table:table-cell>
          <table:table-cell table:style-name="Tableau43.A3" office:value-type="string">
            <text:p text:style-name="P1">Hauteur de la fenêtre destinataire de l'hyperlien. Par défaut 3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submenu </text:p>
          </table:table-cell>
          <table:table-cell table:style-name="Tableau43.A3" office:value-type="string">
            <text:p text:style-name="P1">nom du sous menu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rmenu </text:p>
          </table:table-cell>
          <table:table-cell table:style-name="Tableau43.A3" office:value-type="string">
            <text:p text:style-name="P1">mettre à yes si l'affichage nécessite la barre de menu du navigateur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tchfolder </text:p>
          </table:table-cell>
          <table:table-cell table:style-name="Tableau43.A3" office:value-type="string">
            <text:p text:style-name="P1">Mettre à yes' si l'action définie doit être appliquée sur tous les éléments du dossier </text:p>
          </table:table-cell>
          <table:table-cell table:style-name="Tableau43.C3" office:value-type="string">
            <text:p text:style-name="P1">Pour les attributs de type action. Uniquement dans le cadre de famille hérités de dossier </text:p>
          </table:table-cell>
        </table:table-row>
      </table:table>
      <text:p text:style-name="Standard"/>
      <text:h text:style-name="Heading_20_4" text:outline-level="4">Modification d'un attribut père</text:h>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ext:soft-page-break/>Types Spéciaux<text:bookmark-end text:name="types_speciaux"/></text:h>
      <text:h text:style-name="Heading_20_6" text:outline-level="6"><text:bookmark-start text:name="iattr"/>IATTR<text:bookmark-end text:name="iattr"/></text:h>
      <text:p text:style-name="Text_20_body">Copie d'attributs d'une frame d'une autre famille.</text:p>
      <text:p text:style-name="Text_20_body"/>
      <text:p text:style-name="Text_20_body"><draw:frame draw:style-name="fr2" draw:name="Objet3" text:anchor-type="paragraph" svg:x="0.443cm" svg:y="0.011cm" svg:width="16.432cm" svg:height="2.674cm" draw:z-index="2"><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011621650" text:style-name="Numbering_20_1">
        <text:list-item>
          <text:p text:style-name="P5">DEFAULT</text:p>
        </text:list-item>
        <text:list-item>
          <text:p text:style-name="P5">identifiant de l'attribut</text:p>
        </text:list-item>
        <text:list-item>
          <text:p text:style-name="P5">valeur par défaut. Soit du texte statique. Soit l'appel à une méthode connue de la famille. Pour les attributs à l'intérieur d'un tableau (array), il est possible d'initialiser plusieurs lignes du tableau en séparant chaque ligne par un '\n'</text:p>
        </text:list-item>
      </text:list>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4" text:outline-level="4"><text:bookmark text:name="__RefHeading__6971_454496284"/><text:bookmark-start text:name="les_attributs_enumeres"/>Les attributs énumérés<text:bookmark-end text:name="__RefHeading__6971_454496284"/><text:bookmark-end text:name="les_attributs_enumeres"/></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text:soft-page-break/>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4">pour les énumérés simples :</text:p>
          <text:list>
            <text:list-item>
              <text:p text:style-name="P4">vcheck : boutons radio (exclusifs) alignés verticalement</text:p>
            </text:list-item>
            <text:list-item>
              <text:p text:style-name="P4">hcheck : boutons radio alignés horizontalement</text:p>
            </text:list-item>
            <text:list-item>
              <text:p text:style-name="P4">auto : liste déroulante filtrante</text:p>
            </text:list-item>
            <text:list-item>
              <text:p text:style-name="P4">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4">pour les énumérés multiples :</text:p>
          <text:list>
            <text:list-item>
              <text:p text:style-name="P4">vcheck : boîtes à cocher alignées verticalement</text:p>
            </text:list-item>
            <text:list-item>
              <text:p text:style-name="P4">hcheck : boîtes à cocher alignées horizontalement</text:p>
            </text:list-item>
            <text:list-item>
              <text:p text:style-name="P4">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text:line-break/>La liste des choix peut aussi être fournie par une fonction PHP ce qui permet une réutilisabilité et une plus grande dynamique dans les choix proposés. Cette fonctionnalité est décrite dans le <text:soft-page-break/>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a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4">Faire un clic droit sur la famille et sélectionner le menu “Éditer les énumérés”</text:p>
        </text:list-item>
        <text:list-item>
          <text:p text:style-name="P4">Cliquer sur le bouton correspondant à l'énuméré à modifier</text:p>
        </text:list-item>
        <text:list-item>
          <text:p text:style-name="P4">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4">De créer un nouvel énuméré</text:p>
        </text:list-item>
        <text:list-item>
          <text:p text:style-name="P4">Le deplacer grâce au flèche en dessous de l'énuméré titre</text:p>
        </text:list-item>
        <text:list-item>
          <text:p text:style-name="P4">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h text:style-name="Heading_20_5" text:outline-level="5">Restrictions/limites</text:h>
      <text:p text:style-name="Text_20_body">Les caractères, ou séquences de caractères, suivants ne sont pas compatibles pour la composition d'une clef ou d'un label d'énuméré :</text:p>
      <text:list xml:id="list1306055956" text:style-name="L3">
        <text:list-item>
          <text:p text:style-name="P7">Les caractères ["] (quote), ['] (apostrophe) et [&amp;] (ampersand) sont à proscrire pour la composition des clefs d'énumérés.</text:p>
        </text:list-item>
        <text:list-item>
          <text:p text:style-name="P7">Les séquences [-dot-] (minus "dot" minus) et [-comma-] (minus "comma" minus) sont à proscrire pour la composition des clefs ou des labels d'énumérés.</text:p>
        </text:list-item>
      </text:list>
      <text:p text:style-name="Text_20_body"/>
      <text:h text:style-name="Heading_20_4" text:outline-level="4"><text:bookmark-start text:name="creer_un_lien_hypertexte"/>Créer un lien hypertexte<text:bookmark-end text:name="creer_un_lien_hypertexte"/></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p>
      <text:h text:style-name="Heading_20_5" text:outline-level="5"><text:bookmark-start text:name="creation_d_un_hyperlien"/><text:soft-page-break/>Création d'un hyperlien<text:bookmark-end text:name="creation_d_un_hyperlien"/></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text:span text:style-name="T5">%US_MAIL%</text:span></text:p>
      <text:p text:style-name="Text_20_body">Autre exemple, soit l'attribut SI_TOWN indiquant la ville de la famille société. Pour avoir la météo de la ville il suffit de mettre l'hyperlien suivant :</text:p>
      <text:p text:style-name="Preformatted_20_Text">http://www.viamichelin.com/viamichelin/fra/dyn/controller/weatherAmbiguous?strLocation=<text:span text:style-name="T5">%SI_TOWN%</text:span>&amp;strCountry=EUR</text:p>
      <text:p text:style-name="Text_20_body">Le mot-clef %SI_TOWN% sera remplacé par la valeur de cet attribut. </text:p>
      <text:p text:style-name="Text_20_body">S'il n'y aucune valeur pour un des attributs de l'URL, l'hyperlien ne sera pas affiché (on ne pourra pas cliquer sur l'attribut).</text:p>
      <text:p text:style-name="Text_20_body">Les propriétés du document peuvent aussi être utilisées en les entourant par le caractère %. </text:p>
      <text:p text:style-name="Text_20_body">Les propriétés les plus couramment utilisées dans les liens sont :</text:p>
      <text:list xml:id="list1869758105" text:style-name="L4">
        <text:list-item>
          <text:p text:style-name="P8">%ID% : identifiant du document</text:p>
        </text:list-item>
        <text:list-item>
          <text:p text:style-name="P8">%INITID% : identifiant initial du document (invariable quelque soit la révision du document )</text:p>
        </text:list-item>
        <text:list-item>
          <text:p text:style-name="P8">%TITLE% : titre du document</text:p>
        </text:list-item>
        <text:list-item>
          <text:p text:style-name="P8">%FROMID% : identifiant de la famille du document</text:p>
        </text:list-item>
      </text:list>
      <text:p text:style-name="Text_20_body">Les noms des attributs et des propriétés entre % peuvent être écrites en majuscules ou en minuscules. Le caractère % est obtenu en doublant celui-ci. Le lien "TEST%%25" sera converti en "TEST%25". <text:s/>Les valeurs contenues dans les attributs ou les propriétés sont encodées (RFC 3986). Par exemple si my_test est égal à "bonjour jane &amp; john" alors la valeur encodée de '%my_test%" sera "bonjour%20jane%20%26%20john".</text:p>
      <text:p text:style-name="Text_20_body">Les mots-clefs spéciaux suivants peuvent être utilisés pour la composition de l'URL : </text:p>
      <text:list xml:id="list1176114240" text:style-name="List_20_1">
        <text:list-item>
          <text:p text:style-name="P4">%S% : est remplacé par l'URL relative vers dynacase <text:s/>Il doit être utilisé en début de lien.</text:p>
        </text:list-item>
        <text:list-item>
          <text:p text:style-name="P4">%I% : est remplacé par l'identifiant (équivalent à %ID%)</text:p>
        </text:list-item>
        <text:list-item>
          <text:p text:style-name="P4">%T% : est remplacé par le titre (équivalent à %TITLE%)</text:p>
        </text:list-item>
      </text:list>
      <text:p text:style-name="Text_20_body">Les paramètres applicatifs peuvent aussi être utilisés si on les encadre avec des accolades.</text:p>
      <text:p text:style-name="Text_20_body">Exemple : <text:span text:style-name="T5">%S%</text:span>app=TEST&amp;action=TESTONE&amp;arg=<text:span text:style-name="T5">{CORE_CLIENT}</text:span></text:p>
      <text:p text:style-name="Text_20_body">Ici {CORE_CLIENT} sera remplacé par la valeur du paramètre CORE_CLIENT. Seuls les paramètres de CORE et les paramètres globaux sont accessibles pour la composition de l'url.</text:p>
      <text:h text:style-name="Heading_20_4" text:outline-level="4"><text:bookmark-start text:name="creation_d_une_relation_entre_documents"/>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text:soft-page-break/>Relation détaillé<text:bookmark-end text:name="relation_detaille"/></text:h>
      <text:p text:style-name="Text_20_body">L'aide à la saisie peut être personnalisée. Les documents ci-dessous donne plus d'explications sur la création de liens entre documents : </text:p>
      <text:p text:style-name="Text_20_body">Soit US_IDSOC l'attribut identifiant le document société de la famille personne. Pour créer un hyperlien vers le document lié il faut saisir l'URL suivante :</text:p>
      <text:p text:style-name="Preformatted_20_Text">%S%app=FDL&amp;action=OPENDOC&amp;id=%US_IDSOC%</text:p>
      <text:p text:style-name="Text_20_body">Cette URL indique que l'application FDL va effectuer l'action OPENDOC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app=FDL&amp;action=FDL_CARD&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Ajouter une aide à la saisie<text:bookmark-end text:name="ajouter_une_aide_a_la_saisie"/></text:h>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phpfile") se trouve <text:s/>dans le répertoire Families/Externals si vous avez utilisé le template de module.</text:p>
      <text:p text:style-name="Text_20_body">Ce fichier se trouve sur la machine serveur dans le répertoire /&lt;root_install_directory&g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chapitre Dévoppement.</text:p>
      <text:p text:style-name="Text_20_body">La spécification de l'appel suit la syntaxe suivante : </text:p>
      <text:p text:style-name="Preformatted_20_Text">NomFonction(P1,P2,...):R1,R2,R3,...</text:p>
      <text:list xml:id="list1479660274" text:style-name="List_20_1">
        <text:list-item>
          <text:p text:style-name="P4">NomFonction : Nom de la fonction PHP à appeler</text:p>
        </text:list-item>
        <text:list-item>
          <text:p text:style-name="P4">P1,P2,…: Paramètres de la fonction. Pour ces attributs, il est possible de mettre:</text:p>
          <text:list>
            <text:list-item>
              <text:p text:style-name="P4">D : coordonnée de la base de donnée Dynacase</text:p>
            </text:list-item>
            <text:list-item>
              <text:p text:style-name="P4">I : numéro de référence du document</text:p>
            </text:list-item>
            <text:list-item>
              <text:p text:style-name="P4">{FAMNAME} : FAMNAME étant le nom interne de la famille. Est remplacé par le numéro de référence de la famille</text:p>
            </text:list-item>
            <text:list-item>
              <text:p text:style-name="P4">{PARAM} : PARAM étant un identificateur de paramètre. Est remplacé par la valeur du paramètre</text:p>
            </text:list-item>
            <text:list-item>
              <text:p text:style-name="P4">un chiffre : chiffre mis en argument tel quel</text:p>
            </text:list-item>
            <text:list-item>
              <text:p text:style-name="P4">chaîne de caractère : mise en argument telle quelle</text:p>
            </text:list-item>
          </text:list>
        </text:list-item>
        <text:list-item>
          <text:p text:style-name="P4"><text:soft-page-break/>R1,R2,R3,…: Identificateur du ou des attributs à modifier</text:p>
        </text:list-item>
      </text:list>
      <text:p text:style-name="Text_20_body"/>
      <text:p text:style-name="Text_20_body">La syntaxe complète est donnée au paragraphe "aide à la saisie" de la section "développement".</text:p>
      <text:h text:style-name="Heading_20_6" text:outline-level="6">Exemple de déclaration d'aide à la saisie</text:h>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Preformatted_20_Text"/>
      <text:p text:style-name="Text_20_body">Elle possède quatre paramètres dont un optionnel : </text:p>
      <text:list xml:id="list1473045313" text:style-name="List_20_1">
        <text:list-item>
          <text:p text:style-name="P4">$dbaccess : coordonnées de la base de données</text:p>
        </text:list-item>
        <text:list-item>
          <text:p text:style-name="P4">$famid : identificateur de la famille recherchée</text:p>
        </text:list-item>
        <text:list-item>
          <text:p text:style-name="P4">$name : restriction de la recherche au document dont le titre comprend $name</text:p>
        </text:list-item>
        <text:list-item>
          <text:p text:style-name="P4">$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4">TST_IDSOC : identificateur de la famille société</text:p>
        </text:list-item>
        <text:list-item>
          <text:p text:style-name="P4">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h text:style-name="Heading_20_5" text:outline-level="5"><text:bookmark-start text:name="ajouter_un_attribut_calcule"/>Ajouter un attribut calculé<text:bookmark-end text:name="ajouter_un_attribut_calcule"/></text:h>
      <text:h text:style-name="Heading_20_6" text:outline-level="6"><text:bookmark-start text:name="but4"/>But<text:bookmark-end text:name="but4"/></text:h>
      <text:p text:style-name="Text_20_body">Un attribut calculé<text:note text:id="ftn4" text:note-class="footnote"><text:note-citation>4</text:note-citation><text:note-body><text:p text:style-name="Footnote">Voir chapitre Développement/Attribut calculé</text:p></text:note-body></text:note>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6" text:outline-level="6"><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text:soft-page-break/>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app=FDL&amp;action=FDL_CARD&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h text:style-name="Heading_20_5" text:outline-level="5"><text:bookmark-start text:name="contraintes_d_attributs"/>Contraintes d'attributs<text:bookmark-end text:name="contraintes_d_attributs"/></text:h>
      <text:h text:style-name="Heading_20_6" text:outline-level="6"><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6" text:outline-level="6"><text:bookmark-start text:name="mise_en_place3"/>Mise en place<text:bookmark-end text:name="mise_en_place3"/></text:h>
      <table:table table:name="Tableau25" table:style-name="Tableau25">
        <table:table-column table:style-name="Tableau25.A" table:number-columns-repeated="2"/>
        <table:table-column table:style-name="Tableau25.C"/>
        <table:table-column table:style-name="Tableau25.D"/>
        <table:table-row table:style-name="Tableau25.1">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constraint </text:p>
          </table:table-cell>
        </table:table-row>
        <table:table-row table:style-name="Tableau25.1">
          <table:table-cell table:style-name="Tableau25.A1" office:value-type="string">
            <text:p text:style-name="P1">SI_BIRTHDATE</text:p>
          </table:table-cell>
          <table:table-cell table:style-name="Tableau25.A1" office:value-type="string">
            <text:p text:style-name="P1">date de naissance </text:p>
          </table:table-cell>
          <table:table-cell table:style-name="Tableau25.A1" office:value-type="string">
            <text:p text:style-name="P1">W </text:p>
          </table:table-cell>
          <table:table-cell table:style-name="Tableau25.A1" office:value-type="string">
            <text:p text:style-name="P1">::pastDate(SI_BIRTHDATE)</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Sauver<text:span text:style-name="Emphasis">!</text:span>' apparaîtra afin d'outrepasser les contraintes. Seul cet utilisateur peut utiliser et voir ce bouton.</text:p>
      <text:p text:style-name="Text_20_body"/>
      <text:p text:style-name="Text_20_body"/>
      <text:h text:style-name="Heading_20_5" text:outline-level="5"><text:bookmark-start text:name="creer_une_entree_de_menu_contextuel"/>Créer une entrée de menu <text:bookmark-end text:name="creer_une_entree_de_menu_contextuel"/></text:h>
      <text:h text:style-name="Heading_20_6" text:outline-level="6"><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6" text:outline-level="6"><text:bookmark-start text:name="mise_en_place1"/><text:soft-page-break/>Mise en place<text:bookmark-end text:name="mise_en_place1"/></text:h>
      <table:table table:name="Tableau18" table:style-name="Tableau18">
        <table:table-column table:style-name="Tableau18.A" table:number-columns-repeated="2"/>
        <table:table-column table:style-name="Tableau18.C"/>
        <table:table-column table:style-name="Tableau18.D"/>
        <table:table-column table:style-name="Tableau18.A"/>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S%app=FDL&amp;action=FDL_CARD&amp;id=%CMC_IDPROPO2%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La colonne “phpfunc” permet d'indiquer un pré-condition à l'affichage du menu. Cette méthode de l'objet documentaire retourne l'activité possible du lien (actif, inactif, invisible).</text:p>
      <text:h text:style-name="Heading_20_6" text:outline-level="6"><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number-columns-repeated="2"/>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number-columns-repeated="2"/>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Pour avoir le résultat dans une fenêtre différente à chaque activation, on utilisera le nom '_blank'</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6" text:outline-level="6"><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text:span><text:soft-page-break/><text:span text:style-name="Strong_20_Emphasis">risquée\nVous voulez </text:span><text:span text:style-name="Strong_20_Emphasis">continuer ?</text:span></text:p>
            <text:p text:style-name="P1"><text:span text:style-name="Strong_20_Emphasis"/></text:p>
          </table:table-cell>
        </table:table-row>
      </table:table>
      <text:p text:style-name="Text_20_body"><text:line-break/></text:p>
      <text:h text:style-name="Heading_20_6" text:outline-level="6"><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h text:style-name="P16" text:outline-level="6"/>
      <text:h text:style-name="Heading_20_5" text:outline-level="5"><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app=GENERIC&amp;action=GENERIC_EDIT&amp;classid=FACT&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utiliser le mot-clet MODATTR en ayant le même identifiant que l'attribut à modifier. </text:p>
      <text:p text:style-name="Text_20_body">Seul les parties remplies sont modifiés. Les parties non remplies indiquent que l'on conserve la valeur du père. Si on veut effacer la valeur du père il faut mettre le caractère '-' dans la cellule.</text:p>
      <text:p text:style-name="Text_20_body"><text:soft-page-break/>Voici un exemple avec une nouvelle famille basée sur la famille “de base”</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1">Clef</text:p>
          </table:table-cell>
          <table:table-cell table:style-name="Tableau7.B1" office:value-type="string">
            <text:p text:style-name="P1">ID</text:p>
          </table:table-cell>
          <table:table-cell table:style-name="Tableau7.B1" office:value-type="string">
            <text:p text:style-name="P1">Parent</text:p>
          </table:table-cell>
          <table:table-cell table:style-name="Tableau7.B1" office:value-type="string">
            <text:p text:style-name="P1">Label</text:p>
          </table:table-cell>
          <table:table-cell table:style-name="Tableau7.B1" office:value-type="string">
            <text:p text:style-name="P1">Type</text:p>
          </table:table-cell>
        </table:table-row>
        <table:table-row>
          <table:table-cell table:style-name="Tableau7.A2" office:value-type="string">
            <text:p text:style-name="P1">ATTR</text:p>
          </table:table-cell>
          <table:table-cell table:style-name="Tableau7.B2" office:value-type="string">
            <text:p text:style-name="P1">TST_FR_TEST</text:p>
          </table:table-cell>
          <table:table-cell table:style-name="Tableau7.B2" office:value-type="string">
            <text:p text:style-name="P1"/>
          </table:table-cell>
          <table:table-cell table:style-name="Tableau7.B2" office:value-type="string">
            <text:p text:style-name="P1">Cadre</text:p>
          </table:table-cell>
          <table:table-cell table:style-name="Tableau7.B2" office:value-type="string">
            <text:p text:style-name="P1">frame</text:p>
          </table:table-cell>
        </table:table-row>
        <table:table-row>
          <table:table-cell table:style-name="Tableau7.A1" office:value-type="string">
            <text:p text:style-name="P1">MODATTR</text:p>
          </table:table-cell>
          <table:table-cell table:style-name="Tableau7.B1" office:value-type="string">
            <text:p text:style-name="P1">BA_TITLE</text:p>
          </table:table-cell>
          <table:table-cell table:style-name="Tableau7.B1" office:value-type="string">
            <text:p text:style-name="P1"/>
          </table:table-cell>
          <table:table-cell table:style-name="Tableau7.B1" office:value-type="string">
            <text:p text:style-name="P1">Nouveau</text:p>
          </table:table-cell>
          <table:table-cell table:style-name="Tableau7.B1" office:value-type="string">
            <text:p text:style-name="P1"/>
          </table:table-cell>
        </table:table-row>
        <table:table-row>
          <table:table-cell table:style-name="Tableau7.A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row>
      </table:table>
      <text:p text:style-name="Text_20_body">Dans ce cas, le libellé du champ “titre” ne sera remplacé par "Nouveau".</text:p>
      <text:p text:style-name="Text_20_body">Si par contre vous utilisez la clef "ATTR" au lieu de MODATTR alors toutes les propriétés du père sont perdu. Ce correspond à un écrasement de ce dernier. Si les propriétés de l’attribut de l’ancêtre sont modifiés, l’attribut fils modifié n’est pas impacté.</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caché) ou I (invisible). L'option "RESET attributes" permet néanmoins de supprimer l'ensemble des attributs avant de les reconstruire. Il ne faut pas utiliser cette option si votre fichier de déclaration ne comprend pas l'ensemble des attributs (entre BEGIN et END) au risque de perdre les attributs non déclarés dans cette section attributs.</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4">Modifier l'attribut en mettant sa visibilité à H invisible</text:p>
        </text:list-item>
      </text:list>
      <text:p text:style-name="Text_20_body"/>
      <text:h text:style-name="Heading_20_3" text:outline-level="3">Limitations sur la mise à jour de structure</text:h>
      <text:p text:style-name="Text_20_body">Les types des attributs ne peuvent pas être changés après leur premier import. Si vous êtes en phase de développement, vous pouvez supprimer la famille (wsh fdl_deletefamily) pour relancer l'importation. L'option "RESET attributes", que vous pouvez indiquer dans la déclaration de la famille, supprime les attributs avant de les reconstruire avec les nouvelles directives. Si vous mettez cette option, le changement de <text:s/>type sera effectué sur la classe mais cela peut induire des incohérences sur la base de données. Une erreur d'importation sera retournée si le type en base de données est en incohérence avec la déclaration de la famille.</text:p>
      <text:p text:style-name="Text_20_body">Le passage d'un attribut à un paramètre ou inversement n'est pas autorisé. Comme pour les changements de type, il est possible de le forcer avec l'option "RESET attributes" lorsqu'on est en phase de développement.</text:p>
      <text:p text:style-name="Text_20_body">Le changement d'héritage ne peut être fait sur une famille après un premier import. Il est nécessaire dans ce cas du supprimer la famille ainsi que ses documents ou de lancer un script de migration.</text:p>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4">Aller dans le module “Gestion documentaire”</text:p>
        </text:list-item>
        <text:list-item>
          <text:p text:style-name="P4">Sélectionner la recherche “les familles”</text:p>
        </text:list-item>
        <text:list-item>
          <text:p text:style-name="P4">Sélectionner la famille à modifier</text:p>
        </text:list-item>
        <text:list-item>
          <text:p text:style-name="P4">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text:soft-page-break/>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4">Faire un clic droit sur la famille et sélectionner le menu “Changer d'icône”</text:p>
        </text:list-item>
        <text:list-item>
          <text:p text:style-name="P4">Cliquer sur “Parcourir” et sélectionner une image sur le disque dur</text:p>
        </text:list-item>
        <text:list-item>
          <text:p text:style-name="P4">Cliquer sur le bouton “Importer”</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3" style:font-size-asian="10.5pt" style:language-asian="zh" style:country-asian="CN" style:font-name-complex="DejaVu 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3" style:font-size-asian="14pt" style:font-name-complex="DejaVu Sans3"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38:09</meta:creation-date>
    <meta:generator>LibreOffice/3.4$Linux LibreOffice_project/340m1$Build-402</meta:generator>
    <dc:date>2012-03-15T12:32:14</dc:date>
    <meta:editing-duration>P3DT1H23S</meta:editing-duration>
    <meta:editing-cycles>95</meta:editing-cycles>
    <dc:creator>Eric Brison</dc:creator>
    <meta:document-statistic meta:table-count="38" meta:image-count="0" meta:object-count="6" meta:page-count="28" meta:paragraph-count="1069" meta:word-count="9723" meta:character-count="62008" meta:non-whitespace-character-count="530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number-columns-repeated="2"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4"/>
        <table:table-column table:style-name="co1" table:default-cell-style-name="ce4"/>
        <table:table-column table:style-name="co1" table:default-cell-style-name="ce1"/>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2" office:value-type="string">
            <text:p>BEGIN</text:p>
          </table:table-cell>
          <table:table-cell table:style-name="ce3" office:value-type="string">
            <text:p>SOCIETY</text:p>
          </table:table-cell>
          <table:table-cell table:style-name="ce3" office:value-type="string">
            <text:p>site</text:p>
          </table:table-cell>
          <table:table-cell table:style-name="ce3" table:number-columns-repeated="2"/>
          <table:table-cell table:style-name="ce3" office:value-type="string">
            <text:p>SITE</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fr" number:country="FR">€</number:currency-symbol>
    </number:currency-style>
    <number:currency-style style:name="N14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0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properties style:use-window-font-color="true"/>
    </style:style>
    <style:style style:name="ce2" style:family="table-cell" style:parent-style-name="Default">
      <style:table-cell-properties fo:background-color="#eaa94c"/>
      <style:text-properties fo:color="#000000"/>
    </style:style>
    <style:style style:name="ce3" style:family="table-cell" style:parent-style-name="Default">
      <style:table-cell-properties fo:background-color="transparent"/>
      <style:text-properties style:use-window-font-color="true"/>
    </style:style>
    <style:style style:name="ce4" style:family="table-cell" style:parent-style-name="Default">
      <style:table-cell-properties fo:background-color="#99ccff"/>
      <style:text-properties style:use-window-font-color="tru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2" office:value-type="string">
            <text:p>BEGIN</text:p>
          </table:table-cell>
          <table:table-cell table:style-name="ce2" office:value-type="string">
            <text:p>DIR </text:p>
          </table:table-cell>
          <table:table-cell table:style-name="ce2" office:value-type="string">
            <text:p>dossier événements </text:p>
          </table:table-cell>
          <table:table-cell table:style-name="ce2" table:number-columns-repeated="2"/>
          <table:table-cell table:style-name="ce2" office:value-type="string">
            <text:p>SCALENDAR </text:p>
          </table:table-cell>
        </table:table-row>
        <table:table-row table:style-name="ro1">
          <table:table-cell table:style-name="ce3" office:value-type="string">
            <text:p>TYPE</text:p>
          </table:table-cell>
          <table:table-cell table:style-name="ce3" office:value-type="string">
            <text:p>C </text:p>
          </table:table-cell>
          <table:table-cell table:style-name="ce3"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4" office:value-type="string">
            <text:p>IATTR</text:p>
          </table:table-cell>
          <table:table-cell table:style-name="ce4" office:value-type="string">
            <text:p>DCAL_FR_PRESENT </text:p>
          </table:table-cell>
          <table:table-cell table:style-name="ce4"/>
          <table:table-cell table:style-name="ce4" office:value-type="string">
            <text:p>DCALENDAR </text:p>
          </table:table-cell>
          <table:table-cell table:style-name="ce4" table:number-columns-repeated="2"/>
        </table:table-row>
        <table:table-row table:style-name="ro1">
          <table:table-cell table:style-name="ce2" office:value-type="string">
            <text:p>END</text:p>
          </table:table-cell>
          <table:table-cell table:style-name="ce2"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row>
        <table:table-row table:style-name="ro1">
          <table:table-cell table:style-name="ce2" table:number-columns-repeated="16"/>
        </table:table-row>
        <table:table-row table:style-name="ro1">
          <table:table-cell table:style-name="ce3" office:value-type="string">
            <text:p>TYPE</text:p>
          </table:table-cell>
          <table:table-cell table:style-name="ce3" office:value-type="string">
            <text:p>C</text:p>
          </table:table-cell>
          <table:table-cell table:style-name="ce2" table:number-columns-repeated="14"/>
        </table:table-row>
        <table:table-row table:style-name="ro1">
          <table:table-cell table:style-name="ce2" office:value-type="string">
            <text:p>SCHAR</text:p>
          </table:table-cell>
          <table:table-cell table:style-name="ce2" office:value-type="string">
            <text:p>R</text:p>
          </table:table-cell>
          <table:table-cell table:style-name="ce2" table:number-columns-repeated="14"/>
        </table:table-row>
        <table:table-row table:style-name="ro1">
          <table:table-cell table:style-name="ce2" office:value-type="string">
            <text:p>ICON</text:p>
          </table:table-cell>
          <table:table-cell table:style-name="ce2" office:value-type="string">
            <text:p>photo.gif</text:p>
          </table:table-cell>
          <table:table-cell table:style-name="ce2" table:number-columns-repeated="14"/>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8"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9" office:value-type="string">
            <text:p>elink</text:p>
          </table:table-cell>
          <table:table-cell table:style-name="ce9" office:value-type="string">
            <text:p>constraint</text:p>
          </table:table-cell>
          <table:table-cell table:style-name="ce9" office:value-type="string">
            <text:p>options</text:p>
          </table:table-cell>
        </table:table-row>
        <table:table-row table:style-name="ro1">
          <table:table-cell table:style-name="ce2" table:number-columns-repeated="16"/>
        </table:table-row>
        <table:table-row table:style-name="ro1">
          <table:table-cell table:style-name="ce5" office:value-type="string">
            <text:p>ATTR</text:p>
          </table:table-cell>
          <table:table-cell table:style-name="ce7" office:value-type="string">
            <text:p>IMG_FRFILE</text:p>
          </table:table-cell>
          <table:table-cell table:style-name="ce7"/>
          <table:table-cell table:style-name="ce5" office:value-type="string">
            <text:p>image</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0">
            <text:p>0</text:p>
          </table:table-cell>
          <table:table-cell table:style-name="ce7" office:value-type="string">
            <text:p>W</text:p>
          </table:table-cell>
          <table:table-cell table:style-name="ce7" table:number-columns-repeated="7"/>
        </table:table-row>
        <table:table-row table:style-name="ro1">
          <table:table-cell table:style-name="ce3" office:value-type="string">
            <text:p>ATTR</text:p>
          </table:table-cell>
          <table:table-cell table:style-name="ce2" office:value-type="string">
            <text:p>IMG_TITLE</text:p>
          </table:table-cell>
          <table:table-cell table:style-name="ce2" office:value-type="string">
            <text:p>IMG_FRFILE</text:p>
          </table:table-cell>
          <table:table-cell table:style-name="ce3" office:value-type="string">
            <text:p>titre</text:p>
          </table:table-cell>
          <table:table-cell table:style-name="ce3" office:value-type="string">
            <text:p>Y</text:p>
          </table:table-cell>
          <table:table-cell table:style-name="ce3" office:value-type="string">
            <text:p>N</text:p>
          </table:table-cell>
          <table:table-cell table:style-name="ce3" office:value-type="string">
            <text:p>text</text:p>
          </table:table-cell>
          <table:table-cell table:style-name="ce2" office:value-type="float" office:value="10">
            <text:p>10</text:p>
          </table:table-cell>
          <table:table-cell table:style-name="ce3" office:value-type="string">
            <text:p>R</text:p>
          </table:table-cell>
          <table:table-cell table:style-name="ce2" table:number-columns-repeated="7"/>
        </table:table-row>
        <table:table-row table:style-name="ro1">
          <table:table-cell table:style-name="ce3" office:value-type="string">
            <text:p>ATTR</text:p>
          </table:table-cell>
          <table:table-cell table:style-name="ce2" office:value-type="string">
            <text:p>IMG_FILE</text:p>
          </table:table-cell>
          <table:table-cell table:style-name="ce2" office:value-type="string">
            <text:p>IMG_FRFILE</text:p>
          </table:table-cell>
          <table:table-cell table:style-name="ce3" office:value-type="string">
            <text:p>image</text:p>
          </table:table-cell>
          <table:table-cell table:style-name="ce3" office:value-type="string">
            <text:p>N</text:p>
          </table:table-cell>
          <table:table-cell table:style-name="ce3" office:value-type="string">
            <text:p>Y</text:p>
          </table:table-cell>
          <table:table-cell table:style-name="ce3" office:value-type="string">
            <text:p>image</text:p>
          </table:table-cell>
          <table:table-cell table:style-name="ce2" office:value-type="float" office:value="20">
            <text:p>20</text:p>
          </table:table-cell>
          <table:table-cell table:style-name="ce2" office:value-type="string">
            <text:p>W</text:p>
          </table:table-cell>
          <table:table-cell table:style-name="ce2" office:value-type="string">
            <text:p>Y</text:p>
          </table:table-cell>
          <table:table-cell table:style-name="ce2" table:number-columns-repeated="5"/>
          <table:table-cell table:style-name="ce2" office:value-type="string">
            <text:p>iwidth=80</text:p>
          </table:table-cell>
        </table:table-row>
        <table:table-row table:style-name="ro1">
          <table:table-cell table:style-name="ce3" office:value-type="string">
            <text:p>ATTR</text:p>
          </table:table-cell>
          <table:table-cell table:style-name="ce2" office:value-type="string">
            <text:p>IMG_DESCRIPTION</text:p>
          </table:table-cell>
          <table:table-cell table:style-name="ce2" office:value-type="string">
            <text:p>IMG_FRFILE</text:p>
          </table:table-cell>
          <table:table-cell table:style-name="ce2" office:value-type="string">
            <text:p>description</text:p>
          </table:table-cell>
          <table:table-cell table:style-name="ce3" office:value-type="string">
            <text:p>N</text:p>
          </table:table-cell>
          <table:table-cell table:style-name="ce3" office:value-type="string">
            <text:p>Y</text:p>
          </table:table-cell>
          <table:table-cell table:style-name="ce2" office:value-type="string">
            <text:p>longtext</text:p>
          </table:table-cell>
          <table:table-cell table:style-name="ce2" office:value-type="float" office:value="30">
            <text:p>30</text:p>
          </table:table-cell>
          <table:table-cell table:style-name="ce2" office:value-type="string">
            <text:p>W</text:p>
          </table:table-cell>
          <table:table-cell table:style-name="ce2" table:number-columns-repeated="7"/>
        </table:table-row>
        <table:table-row table:style-name="ro1">
          <table:table-cell table:style-name="ce5" office:value-type="string">
            <text:p>ATTR</text:p>
          </table:table-cell>
          <table:table-cell table:style-name="ce7" office:value-type="string">
            <text:p>IMG_FR_CHAR</text:p>
          </table:table-cell>
          <table:table-cell table:style-name="ce7"/>
          <table:table-cell table:style-name="ce7" office:value-type="string">
            <text:p>caractéristiques</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40">
            <text:p>40</text:p>
          </table:table-cell>
          <table:table-cell table:style-name="ce7" office:value-type="string">
            <text:p>W</text:p>
          </table:table-cell>
          <table:table-cell table:style-name="ce7" table:number-columns-repeated="7"/>
        </table:table-row>
        <table:table-row table:style-name="ro1">
          <table:table-cell table:style-name="ce2" office:value-type="string">
            <text:p>ATTR</text:p>
          </table:table-cell>
          <table:table-cell table:style-name="ce2" office:value-type="string">
            <text:p>IMG_CATG</text:p>
          </table:table-cell>
          <table:table-cell table:style-name="ce2" office:value-type="string">
            <text:p>IMG_FR_CHAR</text:p>
          </table:table-cell>
          <table:table-cell table:style-name="ce2" office:value-type="string">
            <text:p>catégorie</text:p>
          </table:table-cell>
          <table:table-cell table:number-columns-repeated="2" table:style-name="ce2" office:value-type="string">
            <text:p>N</text:p>
          </table:table-cell>
          <table:table-cell table:style-name="ce2" office:value-type="string">
            <text:p>enum</text:p>
          </table:table-cell>
          <table:table-cell table:style-name="ce2" office:value-type="float" office:value="50">
            <text:p>50</text:p>
          </table:table-cell>
          <table:table-cell table:style-name="ce2" office:value-type="string">
            <text:p>W</text:p>
          </table:table-cell>
          <table:table-cell table:style-name="ce2" table:number-columns-repeated="3"/>
          <table:table-cell table:style-name="ce2" office:value-type="string">
            <text:p>1|photo,2|dessin,1.1|paysage,1.2|portrait</text:p>
          </table:table-cell>
          <table:table-cell table:style-name="ce2" table:number-columns-repeated="3"/>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style>
    <style:style style:name="ce2" style:family="table-cell" style:parent-style-name="Default">
      <style:table-cell-properties fo:background-color="#ccffcc" fo:border="0.06pt solid #000000"/>
      <style:text-properties fo:color="#000000"/>
    </style:style>
    <style:style style:name="ce3" style:family="table-cell" style:parent-style-name="Default">
      <style:table-cell-properties fo:background-color="#ffcc99" fo:border="0.06pt solid #000000"/>
      <style:text-properties fo:color="#000000"/>
    </style:style>
    <style:style style:name="ce4" style:family="table-cell" style:parent-style-name="Default">
      <style:table-cell-properties fo:background-color="transparent" fo:border="0.06pt solid #000000"/>
      <style:text-properties fo:color="#000000"/>
    </style:style>
    <style:style style:name="ce5"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ffcc"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4"/>
        <table:table-column table:style-name="co2" table:default-cell-style-name="ce8"/>
        <table:table-column table:style-name="co1" table:number-columns-repeated="2" table:default-cell-style-name="ce8"/>
        <table:table-column table:style-name="co3" table:default-cell-style-name="ce11"/>
        <table:table-column table:style-name="co4" table:default-cell-style-name="ce11"/>
        <table:table-column table:style-name="co1" table:default-cell-style-name="ce8"/>
        <table:table-row table:style-name="ro1">
          <table:table-cell table:style-name="ce1"/>
          <table:table-cell table:style-name="ce5" office:value-type="string">
            <text:p>ID </text:p>
          </table:table-cell>
          <table:table-cell table:style-name="ce5" office:value-type="string">
            <text:p>parent </text:p>
          </table:table-cell>
          <table:table-cell table:style-name="ce5" office:value-type="string">
            <text:p>label </text:p>
          </table:table-cell>
          <table:table-cell table:style-name="ce5" office:value-type="string">
            <text:p>T? </text:p>
          </table:table-cell>
          <table:table-cell table:style-name="ce5" office:value-type="string">
            <text:p>R? </text:p>
          </table:table-cell>
          <table:table-cell table:style-name="ce5" office:value-type="string">
            <text:p>type </text:p>
          </table:table-cell>
        </table:table-row>
        <table:table-row table:style-name="ro1">
          <table:table-cell table:style-name="ce2" office:value-type="string">
            <text:p>ATTR</text:p>
          </table:table-cell>
          <table:table-cell table:style-name="ce6" office:value-type="string">
            <text:p>demo_frame </text:p>
          </table:table-cell>
          <table:table-cell table:style-name="ce6"/>
          <table:table-cell table:style-name="ce6" office:value-type="string">
            <text:p>Cadre exemple</text:p>
          </table:table-cell>
          <table:table-cell table:style-name="ce9" table:number-columns-repeated="2"/>
          <table:table-cell table:style-name="ce6" office:value-type="string">
            <text:p>frame</text:p>
          </table:table-cell>
        </table:table-row>
        <table:table-row table:style-name="ro1">
          <table:table-cell table:style-name="ce3" office:value-type="string">
            <text:p>ATTR</text:p>
          </table:table-cell>
          <table:table-cell table:style-name="ce7" office:value-type="string">
            <text:p>demo_fichiers </text:p>
          </table:table-cell>
          <table:table-cell table:style-name="ce7" office:value-type="string">
            <text:p>demo_frame </text:p>
          </table:table-cell>
          <table:table-cell table:style-name="ce7" office:value-type="string">
            <text:p>Fichier(s) </text:p>
          </table:table-cell>
          <table:table-cell table:style-name="ce10" table:number-columns-repeated="2"/>
          <table:table-cell table:style-name="ce7"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style>
    <style:style style:name="ce2" style:family="table-cell" style:parent-style-name="Default">
      <style:table-cell-properties fo:background-color="#ccffcc" fo:border="0.06pt solid #000000"/>
      <style:text-properties fo:color="#000000"/>
    </style:style>
    <style:style style:name="ce3" style:family="table-cell" style:parent-style-name="Default">
      <style:table-cell-properties fo:background-color="transparent" fo:border="0.06pt solid #000000"/>
      <style:text-properties fo:color="#000000"/>
    </style:style>
    <style:style style:name="ce4" style:family="table-cell" style:parent-style-name="Default">
      <style:table-cell-properties fo:background-color="#ccccff" fo:border="0.06pt solid #000000"/>
      <style:text-properties fo:color="#000000"/>
    </style:style>
    <style:style style:name="ce5" style:family="table-cell" style:parent-style-name="Default">
      <style:table-cell-properties fo:background-color="#ffcc99" fo:border="0.06pt solid #000000"/>
      <style:text-properties fo:color="#000000"/>
    </style:style>
    <style:style style:name="ce6"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ccff"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1" table:number-columns-repeated="2" table:default-cell-style-name="ce13"/>
        <table:table-column table:style-name="co1" table:default-cell-style-name="ce8"/>
        <table:table-row table:style-name="ro1">
          <table:table-cell table:style-name="ce1"/>
          <table:table-cell table:style-name="ce6" office:value-type="string">
            <text:p>ID </text:p>
          </table:table-cell>
          <table:table-cell table:style-name="ce6" office:value-type="string">
            <text:p>parent </text:p>
          </table:table-cell>
          <table:table-cell table:style-name="ce6" office:value-type="string">
            <text:p>label </text:p>
          </table:table-cell>
          <table:table-cell table:style-name="ce11" office:value-type="string">
            <text:p>T? </text:p>
          </table:table-cell>
          <table:table-cell table:style-name="ce11" office:value-type="string">
            <text:p>R? </text:p>
          </table:table-cell>
          <table:table-cell table:style-name="ce6" office:value-type="string">
            <text:p>type </text:p>
          </table:table-cell>
        </table:table-row>
        <table:table-row table:style-name="ro1">
          <table:table-cell table:style-name="ce2" office:value-type="string">
            <text:p>ATTR</text:p>
          </table:table-cell>
          <table:table-cell table:style-name="ce7" office:value-type="string">
            <text:p>demo_fr_ident</text:p>
          </table:table-cell>
          <table:table-cell table:style-name="ce7"/>
          <table:table-cell table:style-name="ce7" office:value-type="string">
            <text:p>Identification</text:p>
          </table:table-cell>
          <table:table-cell table:number-columns-repeated="2" table:style-name="ce12" office:value-type="string">
            <text:p>N</text:p>
          </table:table-cell>
          <table:table-cell table:style-name="ce7" office:value-type="string">
            <text:p>frame</text:p>
          </table:table-cell>
        </table:table-row>
        <table:table-row table:style-name="ro1">
          <table:table-cell office:value-type="string">
            <text:p>ATTR</text:p>
          </table:table-cell>
          <table:table-cell office:value-type="string">
            <text:p>demo_title</text:p>
          </table:table-cell>
          <table:table-cell office:value-type="string">
            <text:p>demo_fr_ident</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un</text:p>
          </table:table-cell>
          <table:table-cell table:style-name="ce9"/>
          <table:table-cell table:style-name="ce9" office:value-type="string">
            <text:p>Onglet n°1 </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fr_exun</text:p>
          </table:table-cell>
          <table:table-cell table:style-name="ce7" office:value-type="string">
            <text:p>demo_tab_un</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fichiers </text:p>
          </table:table-cell>
          <table:table-cell table:style-name="ce10" office:value-type="string">
            <text:p>demo_frame </text:p>
          </table:table-cell>
          <table:table-cell table:style-name="ce10" office:value-type="string">
            <text:p>Référenc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deux</text:p>
          </table:table-cell>
          <table:table-cell table:style-name="ce9"/>
          <table:table-cell table:style-name="ce9" office:value-type="string">
            <text:p>Onglet n°2</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t_annexes</text:p>
          </table:table-cell>
          <table:table-cell table:style-name="ce7" office:value-type="string">
            <text:p>demo_tab_deux</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t_annexes</text:p>
          </table:table-cell>
          <table:table-cell table:style-name="ce10" office:value-type="string">
            <text:p>demo_fr_exdeux</text:p>
          </table:table-cell>
          <table:table-cell table:style-name="ce10" office:value-type="string">
            <text:p>Annex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annexe</text:p>
          </table:table-cell>
          <table:table-cell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3</text:time></text:p>
        </style:region-right>
      </style:header>
      <style:header-left style:display="false"/>
      <style:footer>
        <text:p>Page <text:page-number>1</text:page-number> / <text:page-count>99</text:page-count></text:p>
      </style:footer>
      <style:footer-left style:display="false"/>
    </style:master-page>
  </office:master-styles>
</office:document-styles>
</file>